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7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1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  <style:text-properties fo:color="#ff3333"/>
    </style:style>
    <style:style style:name="ce11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  <style:text-properties fo:color="#ff3333"/>
    </style:style>
    <style:style style:name="ce12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color="#ff3333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color="#ff3333"/>
    </style:style>
    <style:style style:name="ce14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666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66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ccff66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 style:data-style-name="N100"/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8" table:default-cell-style-name="ce1"/>
        <table:table-column table:style-name="co3" table:default-cell-style-name="ce1"/>
        <table:table-column table:style-name="co7" table:number-columns-repeated="8" table:default-cell-style-name="ce1"/>
        <table:table-column table:style-name="co8" table:default-cell-style-name="ce1"/>
        <table:table-column table:style-name="co7" table:number-columns-repeated="8" table:default-cell-style-name="ce1"/>
        <table:table-column table:style-name="co6" table:number-columns-repeated="945" table:default-cell-style-name="ce1"/>
        <table:table-column table:style-name="co6" table:number-columns-repeated="3" table:default-cell-style-name="Default"/>
        <table:table-row table:style-name="ro1">
          <table:table-cell/>
          <table:table-cell table:style-name="ce2" office:value-type="string" table:number-columns-spanned="7" table:number-rows-spanned="1">
            <text:p>LH-AT</text:p>
          </table:table-cell>
          <table:covered-table-cell table:number-columns-repeated="6" table:style-name="ce2"/>
          <table:table-cell table:style-name="ce7" office:value-type="string" table:number-columns-spanned="7" table:number-rows-spanned="1">
            <text:p>JDM-MT</text:p>
          </table:table-cell>
          <table:covered-table-cell table:number-columns-repeated="6" table:style-name="ce7"/>
          <table:table-cell table:style-name="ce14" office:value-type="string" table:number-columns-spanned="7" table:number-rows-spanned="1">
            <text:p>LH-MT</text:p>
          </table:table-cell>
          <table:covered-table-cell table:number-columns-repeated="6" table:style-name="ce14"/>
          <table:table-cell table:number-columns-repeated="976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B0</text:p>
          </table:table-cell>
          <table:table-cell table:style-name="ce2" office:value-type="string">
            <text:p>B1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3</text:p>
          </table:table-cell>
          <table:table-cell table:style-name="ce2" office:value-type="string">
            <text:p>B4</text:p>
          </table:table-cell>
          <table:table-cell table:style-name="ce2" office:value-type="string">
            <text:p>B5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B0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5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B0</text:p>
          </table:table-cell>
          <table:table-cell table:style-name="ce14" office:value-type="string">
            <text:p>B1</text:p>
          </table:table-cell>
          <table:table-cell table:style-name="ce14" office:value-type="string">
            <text:p>B2</text:p>
          </table:table-cell>
          <table:table-cell table:style-name="ce14" office:value-type="string">
            <text:p>B3</text:p>
          </table:table-cell>
          <table:table-cell table:style-name="ce14" office:value-type="string">
            <text:p>B4</text:p>
          </table:table-cell>
          <table:table-cell table:style-name="ce14" office:value-type="string">
            <text:p>B5</text:p>
          </table:table-cell>
          <table:table-cell table:number-columns-repeated="976"/>
        </table:table-row>
        <table:table-row table:style-name="ro1">
          <table:table-cell/>
          <table:table-cell table:style-name="ce3"/>
          <table:table-cell office:value-type="string" table:number-columns-spanned="6" table:number-rows-spanned="1">
            <text:p>JM7ND2E7AJ0101090</text:p>
          </table:table-cell>
          <table:covered-table-cell table:number-columns-repeated="5" table:style-name="ce2"/>
          <table:table-cell table:style-name="ce1"/>
          <table:table-cell table:style-name="ce3" office:value-type="string" table:number-columns-spanned="6" table:number-rows-spanned="1">
            <text:p>NDERC200705</text:p>
          </table:table-cell>
          <table:covered-table-cell table:number-columns-repeated="5" table:style-name="ce7"/>
          <table:table-cell table:style-name="ce3" office:value-type="string" table:number-columns-spanned="7" table:number-rows-spanned="1">
            <text:p>JMZND6E7640116963</text:p>
          </table:table-cell>
          <table:covered-table-cell table:number-columns-repeated="6" table:style-name="ce3"/>
          <table:table-cell table:number-columns-repeated="976"/>
        </table:table-row>
        <table:table-row table:style-name="ro1">
          <table:table-cell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 table:number-columns-spanned="7" table:number-rows-spanned="1"/>
          <table:covered-table-cell table:number-columns-repeated="6" table:style-name="ce3"/>
          <table:table-cell table:number-columns-repeated="976"/>
        </table:table-row>
        <table:table-row table:style-name="ro1">
          <table:table-cell table:number-columns-repeated="2"/>
          <table:table-cell table:style-name="ce5" office:value-type="string">
            <text:p>0C</text:p>
          </table:table-cell>
          <table:table-cell table:style-name="ce5" office:value-type="string">
            <text:p>E9</text:p>
          </table:table-cell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style-name="ce5" office:value-type="string">
            <text:p>73</text:p>
          </table:table-cell>
          <table:table-cell table:style-name="ce5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4"/>
          <table:table-cell office:value-type="float" office:value="31">
            <text:p>31</text:p>
          </table:table-cell>
          <table:table-cell office:value-type="string">
            <text:p>D9</text:p>
          </table:table-cell>
          <table:table-cell table:number-columns-repeated="3" office:value-type="string">
            <text:p>FF</text:p>
          </table:table-cell>
          <table:table-cell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number-columns-repeated="976"/>
        </table:table-row>
        <table:table-row table:style-name="ro1">
          <table:table-cell/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number-columns-repeated="976"/>
        </table:table-row>
        <table:table-row table:style-name="ro1">
          <table:table-cell office:value-type="string" table:number-columns-spanned="1" table:number-rows-spanned="4">
            <text:p>FSC</text:p>
          </table:table-cell>
          <table:table-cell office:value-type="string">
            <text:p>706-01-01</text:p>
          </table:table-cell>
          <table:table-cell table:style-name="ce5" office:value-type="string">
            <text:p>26</text:p>
          </table:table-cell>
          <table:table-cell office:value-type="string">
            <text:p>10</text:p>
          </table:table-cell>
          <table:table-cell table:style-name="ce5" office:value-type="string">
            <text:p>51</text:p>
          </table:table-cell>
          <table:table-cell table:style-name="ce5" office:value-type="string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706-01-01</text:p>
          </table:table-cell>
          <table:table-cell table:style-name="ce5" office:value-type="string">
            <text:p>A6</text:p>
          </table:table-cell>
          <table:table-cell office:value-type="string">
            <text:p>10</text:p>
          </table:table-cell>
          <table:table-cell table:style-name="ce5" office:value-type="string">
            <text:p>91</text:p>
          </table:table-cell>
          <table:table-cell table:style-name="ce5"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66</text:p>
          </table:table-cell>
          <table:table-cell table:style-name="ce4" office:value-type="string">
            <text:p>706-01-01</text:p>
          </table:table-cell>
          <table:table-cell table:style-name="ce4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/>
          <table:table-cell table:style-name="ce6"/>
          <table:table-cell table:number-columns-repeated="974"/>
        </table:table-row>
        <table:table-row table:style-name="ro1">
          <table:covered-table-cell/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2</text:p>
          </table:table-cell>
          <table:table-cell table:number-columns-repeated="3" office:value-type="string">
            <text:p>00</text:p>
          </table:table-cell>
          <table:table-cell office:value-type="string">
            <text:p>BE</text:p>
          </table:table-cell>
          <table:table-cell table:style-name="ce4" office:value-type="string">
            <text:p>706-01-02</text:p>
          </table:table-cell>
          <table:table-cell office:value-type="string">
            <text:p>2C</text:p>
          </table:table-cell>
          <table:table-cell table:style-name="ce4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6" table:number-columns-repeated="28"/>
          <table:table-cell table:number-columns-repeated="948"/>
        </table:table-row>
        <table:table-row table:style-name="ro1">
          <table:covered-table-cell/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table:style-name="ce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6" table:number-columns-repeated="28"/>
          <table:table-cell table:number-columns-repeated="948"/>
        </table:table-row>
        <table:table-row table:style-name="ro1">
          <table:covered-table-cell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table:style-name="ce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6" table:number-columns-repeated="28"/>
          <table:table-cell table:number-columns-repeated="948"/>
        </table:table-row>
        <table:table-row table:style-name="ro1">
          <table:table-cell office:value-type="string" table:number-columns-spanned="1" table:number-rows-spanned="9">
            <text:p>IC</text:p>
          </table:table-cell>
          <table:table-cell office:value-type="string">
            <text:p>720-01-01</text:p>
          </table:table-cell>
          <table:table-cell table:style-name="ce5" office:value-type="string">
            <text:p>2B</text:p>
          </table:table-cell>
          <table:table-cell office:value-type="string">
            <text:p>01</text:p>
          </table:table-cell>
          <table:table-cell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6D</text:p>
          </table:table-cell>
          <table:table-cell office:value-type="string">
            <text:p>720-01-01</text:p>
          </table:table-cell>
          <table:table-cell table:style-name="ce5" office:value-type="string">
            <text:p>60</text:p>
          </table:table-cell>
          <table:table-cell office:value-type="string">
            <text:p>01</text:p>
          </table:table-cell>
          <table:table-cell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table:style-name="ce4" office:value-type="string">
            <text:p>720-01-01</text:p>
          </table:table-cell>
          <table:table-cell table:style-name="ce4" office:value-type="float" office:value="63">
            <text:p>63</text:p>
          </table:table-cell>
          <table:table-cell office:value-type="string">
            <text:p>01</text:p>
          </table:table-cell>
          <table:table-cell table:style-name="ce4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16"/>
          <table:table-cell table:style-name="ce16" office:value-type="string" table:number-columns-spanned="9" table:number-rows-spanned="1">
            <text:p>720-01-01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20-01-01B3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20-01-02B2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04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DF</text:p>
          </table:table-cell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FB</text:p>
          </table:table-cell>
          <table:table-cell table:style-name="ce4" office:value-type="string">
            <text:p>720-01-02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16" office:value-type="string">
            <text:p>6AT</text:p>
          </table:table-cell>
          <table:table-cell table:style-name="ce17" office:value-type="string">
            <text:p>2B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7" office:value-type="string">
            <text:p>72 </text:p>
          </table:table-cell>
          <table:table-cell table:style-name="ce16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60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7" office:value-type="string">
            <text:p>72 </text:p>
          </table:table-cell>
          <table:table-cell table:style-name="ce16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20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63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6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6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16" table:number-columns-repeated="3"/>
          <table:table-cell table:style-name="ce20"/>
          <table:table-cell table:style-name="ce16" table:number-columns-repeated="2"/>
          <table:table-cell table:style-name="ce20"/>
          <table:table-cell table:style-name="ce16" table:number-columns-repeated="15"/>
          <table:table-cell table:style-name="ce20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16" table:number-columns-repeated="8"/>
          <table:table-cell table:style-name="ce20" table:number-columns-repeated="2"/>
          <table:table-cell table:style-name="ce16" table:number-columns-repeated="18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16" table:number-columns-repeated="15"/>
          <table:table-cell table:style-name="ce20"/>
          <table:table-cell table:style-name="ce16" table:number-columns-repeated="12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table:style-name="ce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16"/>
          <table:table-cell table:style-name="ce16" office:value-type="string" table:number-columns-spanned="9" table:number-rows-spanned="1">
            <text:p>731-01-01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1B2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1B4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table:style-name="ce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16" office:value-type="string">
            <text:p>6AT</text:p>
          </table:table-cell>
          <table:table-cell table:style-name="ce17" office:value-type="string">
            <text:p>5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10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table-cell office:value-type="string" table:number-columns-spanned="1" table:number-rows-spanned="3">
            <text:p>SSU</text:p>
          </table:table-cell>
          <table:table-cell office:value-type="string">
            <text:p>731-01-01</text:p>
          </table:table-cell>
          <table:table-cell table:style-name="ce5" office:value-type="string">
            <text:p>50</text:p>
          </table:table-cell>
          <table:table-cell table:style-name="ce5" office:value-type="string">
            <text:p>1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21</text:p>
          </table:table-cell>
          <table:table-cell office:value-type="string">
            <text:p>7F</text:p>
          </table:table-cell>
          <table:table-cell office:value-type="string">
            <text:p>731-01-01</text:p>
          </table:table-cell>
          <table:table-cell table:style-name="ce5" office:value-type="string">
            <text:p>58</text:p>
          </table:table-cell>
          <table:table-cell table:style-name="ce5" office:value-type="string">
            <text:p>3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A1</text:p>
          </table:table-cell>
          <table:table-cell office:value-type="string">
            <text:p>27</text:p>
          </table:table-cell>
          <table:table-cell table:style-name="ce4" office:value-type="string">
            <text:p>731-01-0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 office:value-type="string">
            <text:p>C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0">
            <text:p>20</text:p>
          </table:table-cell>
          <table:table-cell office:value-type="string">
            <text:p>BE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58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9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5</text:p>
          </table:table-cell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D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9</text:p>
          </table:table-cell>
          <table:table-cell table:style-name="ce4" office:value-type="string">
            <text:p>731-01-02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0D</text:p>
          </table:table-cell>
          <table:table-cell table:style-name="ce4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5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covered-table-cell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table:style-name="ce4" office:value-type="string">
            <text:p>731-01-03</text:p>
          </table:table-cell>
          <table:table-cell office:value-type="string">
            <text:p>02</text:p>
          </table:table-cell>
          <table:table-cell table:style-name="ce4" office:value-type="float" office:value="20">
            <text:p>20</text:p>
          </table:table-cell>
          <table:table-cell office:value-type="string">
            <text:p>00</text:p>
          </table:table-cell>
          <table:table-cell table:style-name="ce3" office:value-type="string">
            <text:p>5E</text:p>
          </table:table-cell>
          <table:table-cell table:number-columns-repeated="2"/>
          <table:table-cell table:style-name="ce16" table:number-columns-repeated="13"/>
          <table:table-cell table:style-name="ce20"/>
          <table:table-cell table:style-name="ce16" table:number-columns-repeated="14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 office:value-type="string" table:number-columns-spanned="1" table:number-rows-spanned="3">
            <text:p>RCM</text:p>
          </table:table-cell>
          <table:table-cell office:value-type="string">
            <text:p>737-01-01</text:p>
          </table:table-cell>
          <table:table-cell table:style-name="ce5" office:value-type="string">
            <text:p>AA</text:p>
          </table:table-cell>
          <table:table-cell office:value-type="string">
            <text:p>0C</text:p>
          </table:table-cell>
          <table:table-cell table:style-name="ce5" office:value-type="string">
            <text:p>E7</text:p>
          </table:table-cell>
          <table:table-cell table:style-name="ce5" office:value-type="string">
            <text:p>25</text:p>
          </table:table-cell>
          <table:table-cell office:value-type="string">
            <text:p>70</text:p>
          </table:table-cell>
          <table:table-cell office:value-type="string">
            <text:p>72</text:p>
          </table:table-cell>
          <table:table-cell office:value-type="string">
            <text:p>737-01-01</text:p>
          </table:table-cell>
          <table:table-cell table:style-name="ce5" office:value-type="string">
            <text:p>AE</text:p>
          </table:table-cell>
          <table:table-cell office:value-type="string">
            <text:p>0C</text:p>
          </table:table-cell>
          <table:table-cell table:style-name="ce5" office:value-type="string">
            <text:p>EF</text:p>
          </table:table-cell>
          <table:table-cell table:style-name="ce5" office:value-type="string">
            <text:p>27</text:p>
          </table:table-cell>
          <table:table-cell office:value-type="string">
            <text:p>70</text:p>
          </table:table-cell>
          <table:table-cell office:value-type="string">
            <text:p>80</text:p>
          </table:table-cell>
          <table:table-cell table:style-name="ce4" office:value-type="string">
            <text:p>737-01-01</text:p>
          </table:table-cell>
          <table:table-cell table:style-name="ce4" office:value-type="string">
            <text:p>AA</text:p>
          </table:table-cell>
          <table:table-cell office:value-type="string">
            <text:p>0C</text:p>
          </table:table-cell>
          <table:table-cell table:style-name="ce4" office:value-type="string">
            <text:p>EF</text:p>
          </table:table-cell>
          <table:table-cell table:style-name="ce4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16" table:number-columns-repeated="6"/>
          <table:table-cell table:style-name="ce20"/>
          <table:table-cell table:style-name="ce16" table:number-columns-repeated="6"/>
          <table:table-cell table:style-name="ce22"/>
          <table:table-cell table:style-name="ce16" table:number-columns-repeated="14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table:style-name="ce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16" table:number-columns-repeated="22"/>
          <table:table-cell table:style-name="ce20"/>
          <table:table-cell table:style-name="ce16" table:number-columns-repeated="5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covered-table-cell/>
          <table:table-cell office:value-type="string">
            <text:p>737-01-03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A5</text:p>
          </table:table-cell>
          <table:table-cell table:style-name="ce3" office:value-type="string">
            <text:p>D4</text:p>
          </table:table-cell>
          <table:table-cell table:number-columns-repeated="3"/>
          <table:table-cell office:value-type="string">
            <text:p>737-01-03</text:p>
          </table:table-cell>
          <table:table-cell table:style-name="ce5" office:value-type="string">
            <text:p>3E</text:p>
          </table:table-cell>
          <table:table-cell table:style-name="ce5" office:value-type="string">
            <text:p>A9</text:p>
          </table:table-cell>
          <table:table-cell table:style-name="ce3" office:value-type="string">
            <text:p>29</text:p>
          </table:table-cell>
          <table:table-cell table:number-columns-repeated="3"/>
          <table:table-cell table:style-name="ce4" office:value-type="string">
            <text:p>737-01-03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5F</text:p>
          </table:table-cell>
          <table:table-cell table:style-name="ce3" office:value-type="string">
            <text:p>DA</text:p>
          </table:table-cell>
          <table:table-cell table:number-columns-repeated="3"/>
          <table:table-cell table:style-name="ce16"/>
          <table:table-cell table:style-name="ce16" office:value-type="string" table:number-columns-spanned="9" table:number-rows-spanned="1">
            <text:p>731-01-01B5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2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2B2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16" office:value-type="string">
            <text:p>6AT</text:p>
          </table:table-cell>
          <table:table-cell table:style-name="ce17" office:value-type="string">
            <text:p>2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08</text:p>
          </table:table-cell>
          <table:table-cell table:number-columns-repeated="3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09</text:p>
          </table:table-cell>
          <table:table-cell table:number-columns-repeated="4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F111</text:p>
          </table:table-cell>
          <table:table-cell office:value-type="string" table:number-columns-spanned="6" table:number-rows-spanned="1">
            <text:p>P59V-188K1-</text:p>
          </table:table-cell>
          <table:covered-table-cell table:number-columns-repeated="5"/>
          <table:table-cell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16" office:value-type="string">
            <text:p>JDM6MT</text:p>
          </table:table-cell>
          <table:table-cell table:style-name="ce17" office:value-type="string">
            <text:p>A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4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08</text:p>
          </table:table-cell>
          <table:table-cell table:number-columns-repeated="3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6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F112</text:p>
          </table:table-cell>
          <table:table-cell office:value-type="string" table:number-columns-spanned="6" table:number-rows-spanned="1">
            <text:p>PSPR-18881-</text:p>
          </table:table-cell>
          <table:covered-table-cell table:number-columns-repeated="5"/>
          <table:table-cell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4" office:value-type="string">
            <text:p>F112</text:p>
          </table:table-cell>
          <table:table-cell office:value-type="string" table:number-columns-spanned="6" table:number-rows-spanned="1">
            <text:p>PSM5-18881-B</text:p>
          </table:table-cell>
          <table:covered-table-cell table:number-columns-repeated="5"/>
          <table:table-cell table:style-name="ce16" office:value-type="string">
            <text:p>EU6MT</text:p>
          </table:table-cell>
          <table:table-cell table:style-name="ce17" office:value-type="string">
            <text:p>2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5" table:style-name="ce16" office:value-type="string">
            <text:p>0</text:p>
          </table:table-cell>
          <table:table-cell table:style-name="ce17" office:value-type="string">
            <text:p>18</text:p>
          </table:table-cell>
          <table:table-cell table:number-columns-repeated="3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3" table:style-name="ce16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6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F113</text:p>
          </table:table-cell>
          <table:table-cell office:value-type="string" table:number-columns-spanned="6" table:number-rows-spanned="1">
            <text:p>P59V-18881-A</text:p>
          </table:table-cell>
          <table:covered-table-cell table:number-columns-repeated="5"/>
          <table:table-cell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16" table:number-columns-repeated="28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F188</text:p>
          </table:table-cell>
          <table:table-cell office:value-type="string" table:number-columns-spanned="6" table:number-rows-spanned="1">
            <text:p>PSPR-188K2-</text:p>
          </table:table-cell>
          <table:covered-table-cell table:number-columns-repeated="5"/>
          <table:table-cell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4" office:value-type="string">
            <text:p>F188</text:p>
          </table:table-cell>
          <table:table-cell office:value-type="string" table:number-columns-spanned="6" table:number-rows-spanned="1">
            <text:p>PSM5-188K2-B</text:p>
          </table:table-cell>
          <table:covered-table-cell table:number-columns-repeated="5"/>
          <table:table-cell table:style-name="ce16" table:number-columns-repeated="2"/>
          <table:table-cell table:style-name="ce20"/>
          <table:table-cell table:style-name="ce16" table:number-columns-repeated="21"/>
          <table:table-cell table:style-name="ce20"/>
          <table:table-cell table:style-name="ce16" table:number-columns-repeated="2"/>
          <table:table-cell table:style-name="ce20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16" table:number-columns-repeated="14"/>
          <table:table-cell table:style-name="ce20"/>
          <table:table-cell table:style-name="ce16" table:number-columns-repeated="10"/>
          <table:table-cell table:style-name="ce20"/>
          <table:table-cell table:style-name="ce16" table:number-columns-repeated="2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16"/>
          <table:table-cell table:style-name="ce16" office:value-type="string" table:number-columns-spanned="9" table:number-rows-spanned="1">
            <text:p>731-01-02B3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1-01-03B2</text:p>
          </table:table-cell>
          <table:covered-table-cell table:number-columns-repeated="8" table:style-name="ce16"/>
          <table:table-cell table:style-name="ce16" table:number-columns-repeated="10"/>
          <table:table-cell table:number-columns-repeated="947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16" office:value-type="string">
            <text:p>6AT</text:p>
          </table:table-cell>
          <table:table-cell table:style-name="ce17" office:value-type="string">
            <text:p>03</text:p>
          </table:table-cell>
          <table:table-cell table:number-columns-repeated="3" table:style-name="ce16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D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03</text:p>
          </table:table-cell>
          <table:table-cell table:number-columns-repeated="3" table:style-name="ce16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19</text:p>
          </table:table-cell>
          <table:table-cell table:number-columns-repeated="3" table:style-name="ce16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6" office:value-type="string">
            <text:p>0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16" table:number-columns-repeated="28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102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C1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6" table:number-columns-repeated="28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A</text:p>
          </table:table-cell>
          <table:table-cell table:style-name="ce15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6" table:number-columns-repeated="5"/>
          <table:table-cell table:style-name="ce20" table:number-columns-repeated="2"/>
          <table:table-cell table:style-name="ce16"/>
          <table:table-cell table:style-name="ce20"/>
          <table:table-cell table:style-name="ce16" table:number-columns-repeated="7"/>
          <table:table-cell table:style-name="ce20"/>
          <table:table-cell table:style-name="ce16" table:number-columns-repeated="11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C104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0">
            <text:p>0</text:p>
          </table:table-cell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6" office:value-type="string" table:number-columns-spanned="9" table:number-rows-spanned="1">
            <text:p>737-01-01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7-01-01B3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7-01-01B4</text:p>
          </table:table-cell>
          <table:covered-table-cell table:number-columns-repeated="8" table:style-name="ce16"/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3" office:value-type="string">
            <text:p>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15"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style-name="ce16" office:value-type="string">
            <text:p>6AT</text:p>
          </table:table-cell>
          <table:table-cell table:style-name="ce17" office:value-type="string">
            <text:p>AA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E7</text:p>
          </table:table-cell>
          <table:table-cell table:number-columns-repeated="3"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3" table:style-name="ce16" office:value-type="string">
            <text:p>1</text:p>
          </table:table-cell>
          <table:table-cell table:style-name="ce17" office:value-type="string">
            <text:p>25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2B</text:p>
          </table:table-cell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style-name="ce15" office:value-type="string">
            <text:p>5B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AE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3" table:style-name="ce16" office:value-type="string">
            <text:p>1</text:p>
          </table:table-cell>
          <table:table-cell table:style-name="ce17" office:value-type="string">
            <text:p>27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15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AA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6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3" table:style-name="ce16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6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/>
          <table:table-cell table:number-columns-repeated="947"/>
        </table:table-row>
        <table:table-row table:style-name="ro1">
          <table:table-cell/>
          <table:table-cell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table:style-name="ce16" table:number-columns-repeated="15"/>
          <table:table-cell table:style-name="ce20"/>
          <table:table-cell table:style-name="ce16" table:number-columns-repeated="12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16" table:number-columns-repeated="7"/>
          <table:table-cell table:style-name="ce20"/>
          <table:table-cell table:style-name="ce16" table:number-columns-repeated="18"/>
          <table:table-cell table:style-name="ce20"/>
          <table:table-cell table:style-name="ce16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1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6" table:number-columns-repeated="22"/>
          <table:table-cell table:style-name="ce20" table:number-columns-repeated="2"/>
          <table:table-cell table:style-name="ce16" table:number-columns-repeated="4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6" office:value-type="string" table:number-columns-spanned="9" table:number-rows-spanned="1">
            <text:p>737-01-03B1</text:p>
          </table:table-cell>
          <table:covered-table-cell table:number-columns-repeated="8" table:style-name="ce16"/>
          <table:table-cell table:style-name="ce16" office:value-type="string" table:number-columns-spanned="9" table:number-rows-spanned="1">
            <text:p>737-01-03B2</text:p>
          </table:table-cell>
          <table:covered-table-cell table:number-columns-repeated="8" table:style-name="ce16"/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16" office:value-type="string">
            <text:p>6AT</text:p>
          </table:table-cell>
          <table:table-cell table:style-name="ce17" office:value-type="string">
            <text:p>ED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A5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15"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6" office:value-type="string">
            <text:p>JDM6MT</text:p>
          </table:table-cell>
          <table:table-cell table:style-name="ce17" office:value-type="string">
            <text:p>3E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2" table:style-name="ce19" office:value-type="string">
            <text:p>1</text:p>
          </table:table-cell>
          <table:table-cell table:style-name="ce16" office:value-type="string">
            <text:p>0</text:p>
          </table:table-cell>
          <table:table-cell table:style-name="ce17" office:value-type="string">
            <text:p>A9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string">
            <text:p>EU6MT</text:p>
          </table:table-cell>
          <table:table-cell table:style-name="ce17" office:value-type="string">
            <text:p>39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number-columns-repeated="2" table:style-name="ce19" office:value-type="string">
            <text:p>0</text:p>
          </table:table-cell>
          <table:table-cell table:style-name="ce16" office:value-type="string">
            <text:p>1</text:p>
          </table:table-cell>
          <table:table-cell table:style-name="ce17" office:value-type="string">
            <text:p>5F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number-columns-repeated="4" table:style-name="ce19" office:value-type="string">
            <text:p>1</text:p>
          </table:table-cell>
          <table:table-cell table:style-name="ce16" office:value-type="string">
            <text:p>1</text:p>
          </table:table-cell>
          <table:table-cell table:style-name="ce16" table:number-columns-repeated="10"/>
          <table:table-cell table:number-columns-repeated="947"/>
        </table:table-row>
        <table:table-row table:style-name="ro1">
          <table:table-cell/>
          <table:table-cell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table:style-name="ce16" table:number-columns-repeated="28"/>
          <table:table-cell table:style-name="ce16" office:value-type="string">
            <text:p>AT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16" table:number-columns-repeated="28"/>
          <table:table-cell table:style-name="ce16" office:value-type="string">
            <text:p>JDM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table:style-name="ce16" table:number-columns-repeated="28"/>
          <table:table-cell table:style-name="ce16" office:value-type="string">
            <text:p>EU ONLY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5" office:value-type="float" office:value="40">
            <text:p>40</text:p>
          </table:table-cell>
          <table:table-cell table:style-name="ce15" office:value-type="string">
            <text:p>A0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15" office:value-type="float" office:value="68">
            <text:p>68</text:p>
          </table:table-cell>
          <table:table-cell table:style-name="ce1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1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number-columns-repeated="28"/>
          <table:table-cell table:style-name="ce3"/>
          <table:table-cell table:number-columns-repeated="947"/>
        </table:table-row>
        <table:table-row table:style-name="ro1">
          <table:table-cell/>
          <table:table-cell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number-columns-repeated="28"/>
          <table:table-cell table:style-name="ce3"/>
          <table:table-cell table:number-columns-repeated="947"/>
        </table:table-row>
        <table:table-row table:style-name="ro1" table:number-rows-repeated="2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9"/>
          <table:table-cell/>
          <table:table-cell table:style-name="ce3" table:number-columns-repeated="972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982"/>
          <table:table-cell table:number-columns-repeated="3"/>
        </table:table-row>
        <table:table-row table:style-name="ro1">
          <table:table-cell table:style-name="ce1" office:value-type="string">
            <text:p>DIF</text:p>
          </table:table-cell>
          <table:table-cell table:style-name="ce1"/>
          <table:table-cell table:number-columns-repeated="2"/>
          <table:table-cell office:value-type="string">
            <text:p>DIF</text:p>
          </table:table-cell>
          <table:table-cell office:value-type="string">
            <text:p>HEX</text:p>
          </table:table-cell>
          <table:table-cell office:value-type="string">
            <text:p>b7</text:p>
          </table:table-cell>
          <table:table-cell office:value-type="string">
            <text:p>b6</text:p>
          </table:table-cell>
          <table:table-cell table:style-name="ce1" office:value-type="string">
            <text:p>b5</text:p>
          </table:table-cell>
          <table:table-cell office:value-type="string">
            <text:p>b4</text:p>
          </table:table-cell>
          <table:table-cell office:value-type="string">
            <text:p>b3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string">
            <text:p>b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1-B0</text:p>
          </table:table-cell>
          <table:table-cell table:style-name="ce2" office:value-type="string">
            <text:p>26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 table:style-name="ce2" office:value-type="string">
            <text:p>0</text:p>
          </table:table-cell>
          <table:table-cell table:number-columns-repeated="2"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A6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7" office:value-type="string">
            <text:p>0</text:p>
          </table:table-cell>
          <table:table-cell table:number-columns-repeated="2"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1-B2</text:p>
          </table:table-cell>
          <table:table-cell table:style-name="ce2" office:value-type="string">
            <text:p>5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3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/>
          <table:table-cell table:style-name="ce7" office:value-type="string">
            <text:p>91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0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3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1-B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0</text:p>
          </table:table-cell>
          <table:table-cell table:number-columns-repeated="2" table:style-name="ce10" office:value-type="string">
            <text:p>1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10</text:p>
          </table:table-cell>
          <table:table-cell table:style-name="ce7" office:value-type="string">
            <text:p>0</text:p>
          </table:table-cell>
          <table:table-cell table:number-columns-repeated="2" table:style-name="ce11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4"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06-01-02-B1</text:p>
          </table:table-cell>
          <table:table-cell table:style-name="ce2" office:value-type="string">
            <text:p>81</text:p>
          </table:table-cell>
          <table:table-cell table:style-name="ce2" office:value-type="string">
            <text:p>1</text:p>
          </table:table-cell>
          <table:table-cell table:number-columns-repeated="5"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82</text:p>
          </table:table-cell>
          <table:table-cell table:style-name="ce7" office:value-type="string">
            <text:p>1</text:p>
          </table:table-cell>
          <table:table-cell table:number-columns-repeated="5" table:style-name="ce7" office:value-type="string">
            <text:p>0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20-01-01-B0</text:p>
          </table:table-cell>
          <table:table-cell table:style-name="ce2" office:value-type="string">
            <text:p>2B</text:p>
          </table:table-cell>
          <table:table-cell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2" office:value-type="string">
            <text:p>0</text:p>
          </table:table-cell>
          <table:table-cell table:number-columns-repeated="2" table:style-name="ce10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/>
          <table:table-cell table:style-name="ce8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0-b7 B2-b7,b6 B3-b6,b5</text:p>
          </table:table-cell>
          <table:table-cell table:style-name="ce1"/>
          <table:table-cell table:number-columns-repeated="2"/>
          <table:table-cell office:value-type="string">
            <text:p>Note</text:p>
          </table:table-cell>
          <table:table-cell table:style-name="ce6" table:number-columns-repeated="9"/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1-b1,b0</text:p>
          </table:table-cell>
          <table:table-cell table:style-name="ce1"/>
          <table:table-cell table:number-columns-repeated="2"/>
          <table:table-cell table:style-name="ce6" office:value-type="string">
            <text:p>720-01-02-B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/>
          <table:table-cell table:style-name="ce8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office:value-type="string">
            <text:p>B0-b6,b3,b1,b0</text:p>
          </table:table-cell>
          <table:table-cell table:style-name="ce1"/>
          <table:table-cell table:number-columns-repeated="2"/>
          <table:table-cell office:value-type="string">
            <text:p>731-01-01-B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number-columns-repeated="3"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1-b5,b2</text:p>
          </table:table-cell>
          <table:table-cell table:style-name="ce1"/>
          <table:table-cell table:number-columns-repeated="3"/>
          <table:table-cell table:style-name="ce7" office:value-type="string">
            <text:p>58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number-columns-repeated="3"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1-01-01-B1</text:p>
          </table:table-cell>
          <table:table-cell table:style-name="ce2" office:value-type="string">
            <text:p>10</text:p>
          </table:table-cell>
          <table:table-cell table:number-columns-repeated="2"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30</text:p>
          </table:table-cell>
          <table:table-cell table:number-columns-repeated="2" table:style-name="ce7" office:value-type="string">
            <text:p>0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1</text:p>
          </table:table-cell>
          <table:table-cell table:number-columns-repeated="4" table:style-name="ce7" office:value-type="string">
            <text:p>0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1-01-01-B4</text:p>
          </table:table-cell>
          <table:table-cell table:style-name="ce2" office:value-type="string">
            <text:p>2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4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A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4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7"/>
          <table:table-cell table:style-name="ce3" table:number-columns-repeated="982"/>
        </table:table-row>
        <table:table-row table:style-name="ro1">
          <table:table-cell table:style-name="ce1" office:value-type="string">
            <text:p>B0-b3 B1-5 B4-b7</text:p>
          </table:table-cell>
          <table:table-cell table:style-name="ce1"/>
          <table:table-cell table:number-columns-repeated="2"/>
          <table:table-cell table:style-name="Default" office:value-type="string">
            <text:p>731-01-02-B1</text:p>
          </table:table-cell>
          <table:table-cell table:style-name="ce2" office:value-type="string">
            <text:p>09</text:p>
          </table:table-cell>
          <table:table-cell table:number-columns-repeated="4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/>
          <table:table-cell table:style-name="ce3" table:number-columns-repeated="982"/>
        </table:table-row>
        <table:table-row table:style-name="ro1">
          <table:table-cell table:style-name="ce1" office:value-type="string">
            <text:p>B1-b2</text:p>
          </table:table-cell>
          <table:table-cell table:style-name="ce1"/>
          <table:table-cell table:number-columns-repeated="2"/>
          <table:table-cell table:style-name="Default"/>
          <table:table-cell table:style-name="ce7" office:value-type="string">
            <text:p>0D</text:p>
          </table:table-cell>
          <table:table-cell table:number-columns-repeated="4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5"/>
          <table:table-cell table:style-name="ce3" table:number-columns-repeated="984"/>
        </table:table-row>
        <table:table-row table:style-name="ro1">
          <table:table-cell table:style-name="ce1" office:value-type="string">
            <text:p>B0-b2 B2-b3 B3-b1</text:p>
          </table:table-cell>
          <table:table-cell table:style-name="ce1"/>
          <table:table-cell table:number-columns-repeated="2"/>
          <table:table-cell office:value-type="string">
            <text:p>737-01-01-B0</text:p>
          </table:table-cell>
          <table:table-cell table:style-name="ce2" office:value-type="string">
            <text:p>A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AE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5"/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7-01-01-B2</text:p>
          </table:table-cell>
          <table:table-cell table:style-name="ce2" office:value-type="string">
            <text:p>E7</text:p>
          </table:table-cell>
          <table:table-cell table:number-columns-repeated="3"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10" office:value-type="string">
            <text:p>0</text:p>
          </table:table-cell>
          <table:table-cell table:number-columns-repeated="3" table:style-name="ce2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EF</text:p>
          </table:table-cell>
          <table:table-cell table:number-columns-repeated="3"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1</text:p>
          </table:table-cell>
          <table:table-cell table:number-columns-repeated="3" table:style-name="ce7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Note</text:p>
          </table:table-cell>
          <table:table-cell table:number-columns-repeated="3"/>
          <table:table-cell table:style-name="ce1"/>
          <table:table-cell table:number-columns-repeated="5"/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>
            <text:p>737-01-01-B3</text:p>
          </table:table-cell>
          <table:table-cell table:style-name="ce2" office:value-type="string">
            <text:p>25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2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 table:number-columns-repeated="2"/>
          <table:table-cell table:number-columns-repeated="3"/>
          <table:table-cell table:style-name="ce7" office:value-type="string">
            <text:p>27</text:p>
          </table:table-cell>
          <table:table-cell table:number-columns-repeated="2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1</text:p>
          </table:table-cell>
          <table:table-cell table:style-name="ce3" table:number-columns-repeated="984"/>
        </table:table-row>
        <table:table-row table:style-name="ro1">
          <table:table-cell table:style-name="ce1"/>
          <table:table-cell table:style-name="ce1" office:value-type="string">
            <text:p>Note</text:p>
          </table:table-cell>
          <table:table-cell table:number-columns-repeated="6"/>
          <table:table-cell table:style-name="ce1"/>
          <table:table-cell table:number-columns-repeated="2"/>
          <table:table-cell table:style-name="ce3" table:number-columns-repeated="984"/>
          <table:table-cell table:number-columns-repeated="3"/>
        </table:table-row>
        <table:table-row table:style-name="ro1" table:number-rows-repeated="59">
          <table:table-cell/>
          <table:table-cell table:style-name="ce3" table:number-columns-repeated="994"/>
          <table:table-cell table:number-columns-repeated="3"/>
        </table:table-row>
        <table:table-row table:style-name="ro1" table:number-rows-repeated="2">
          <table:table-cell/>
          <table:table-cell table:style-name="ce3" table:number-columns-repeated="49"/>
          <table:table-cell/>
          <table:table-cell table:style-name="ce3" table:number-columns-repeated="944"/>
          <table:table-cell table:number-columns-repeated="3"/>
        </table:table-row>
        <table:table-row table:style-name="ro1" table:number-rows-repeated="2">
          <table:table-cell table:number-columns-repeated="22"/>
          <table:table-cell table:style-name="ce3"/>
          <table:table-cell table:number-columns-repeated="975"/>
        </table:table-row>
        <table:table-row table:style-name="ro1" table:number-rows-repeated="1048393">
          <table:table-cell table:number-columns-repeated="998"/>
        </table:table-row>
        <table:table-row table:style-name="ro1">
          <table:table-cell table:number-columns-repeated="998"/>
        </table:table-row>
      </table:table>
      <table:table table:name="工作表3" table:style-name="ta1" table:print="false">
        <table:table-column table:style-name="co9" table:default-cell-style-name="ce23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2" table:default-cell-style-name="ce24"/>
        <table:table-column table:style-name="co9" table:default-cell-style-name="ce24"/>
        <table:table-column table:style-name="co4" table:number-columns-repeated="2" table:default-cell-style-name="ce24"/>
        <table:table-column table:style-name="co4" table:number-columns-repeated="4" table:default-cell-style-name="Default"/>
        <table:table-row table:style-name="ro1">
          <table:table-cell/>
          <table:table-cell table:style-name="ce4"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office:value-type="string">
            <text:p>FF</text:p>
          </table:table-cell>
          <table:table-cell table:number-columns-repeated="2" table:style-name="ce1" office:value-type="string">
            <text:p>FF</text:p>
          </table:table-cell>
          <table:table-cell table:style-name="ce4" office:value-type="string">
            <text:p>2D3C</text:p>
          </table:table-cell>
          <table:table-cell table:style-name="ce1" office:value-type="string">
            <text:p>01</text:p>
          </table:table-cell>
          <table:table-cell table:style-name="ce1" office:value-type="string">
            <text:p>00</text:p>
          </table:table-cell>
          <table:table-cell table:number-columns-repeated="4" table:style-name="ce1" office:value-type="string">
            <text:p>FF</text:p>
          </table:table-cell>
        </table:table-row>
        <table:table-row table:style-name="ro1">
          <table:table-cell/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2">
            <text:p>32</text:p>
          </table:table-cell>
          <table:table-cell table:style-name="ce4" office:value-type="string">
            <text:p>C100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4D</text:p>
          </table:table-cell>
          <table:table-cell table:style-name="ce1" office:value-type="string">
            <text:p>5A</text:p>
          </table:table-cell>
          <table:table-cell table:style-name="ce1" office:value-type="string">
            <text:p>4E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/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4"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/>
          <table:table-cell table:style-name="ce4"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table:style-name="ce4" office:value-type="string">
            <text:p>C102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0A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4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0">
            <text:p>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3" office:value-type="string">
            <text:p>0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1" office:value-type="float" office:value="31">
            <text:p>3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2B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1"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table:style-name="ce1" office:value-type="float" office:value="21">
            <text:p>2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5B</text:p>
          </table:table-cell>
        </table:table-row>
        <table:table-row table:style-name="ro1">
          <table:table-cell/>
          <table:table-cell table:style-name="ce4"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5</text:p>
          </table:table-cell>
          <table:table-cell table:style-name="ce1" office:value-type="float" office:value="10">
            <text:p>10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office:value-type="float" office:value="77">
            <text:p>77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BF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77">
            <text:p>77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table:style-name="ce1" office:value-type="string">
            <text:p>00</text:p>
          </table:table-cell>
          <table:table-cell table:style-name="ce1" office:value-type="float" office:value="11">
            <text:p>11</text:p>
          </table:table-cell>
          <table:table-cell table:style-name="ce4" office:value-type="string">
            <text:p>BF10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0">
            <text:p>80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  <table:table-cell table:style-name="ce4" office:value-type="string">
            <text:p>BF1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5B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</table:table-row>
        <table:table-row table:style-name="ro1">
          <table:table-cell/>
          <table:table-cell table:style-name="ce4"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3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table:style-name="ce1"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A0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/>
          <table:table-cell table:style-name="ce4"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5">
            <text:p>65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2">
            <text:p>2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table:number-columns-spanned="1" table:number-rows-spanned="33">
            <text:p>6AT</text:p>
          </table:table-cell>
          <table:table-cell office:value-type="string">
            <text:p>2D</text:p>
          </table:table-cell>
          <table:table-cell office:value-type="string">
            <text:p>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35])+HEX2DEC([.E35])+HEX2DEC([.F35])+HEX2DEC([.G35])+HEX2DEC([.H35])+HEX2DEC([.I35])" office:value-type="float" office:value="1021">
            <text:p>1021</text:p>
          </table:table-cell>
          <table:table-cell table:style-name="ce6" table:formula="of:=DEC2HEX([.K35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  <table:table-cell table:style-name="ce6" table:formula="of:=HEX2DEC([.B36])+HEX2DEC([.C36])+HEX2DEC([.D36])+HEX2DEC([.E36])+HEX2DEC([.F36])+HEX2DEC([.G36])+HEX2DEC([.H36])+HEX2DEC([.I36])" office:value-type="float" office:value="595">
            <text:p>595</text:p>
          </table:table-cell>
          <table:table-cell table:style-name="ce6" table:formula="of:=DEC2HEX([.K36])" office:value-type="string" office:string-value="253">
            <text:p>25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6" table:formula="of:=HEX2DEC([.B37])+HEX2DEC([.C37])+HEX2DEC([.D37])+HEX2DEC([.E37])+HEX2DEC([.F37])+HEX2DEC([.G37])+HEX2DEC([.H37])+HEX2DEC([.I37])" office:value-type="float" office:value="554">
            <text:p>554</text:p>
          </table:table-cell>
          <table:table-cell table:style-name="ce6" table:formula="of:=DEC2HEX([.K37])" office:value-type="string" office:string-value="22A">
            <text:p>22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/>
          <table:table-cell table:style-name="ce6" table:formula="of:=HEX2DEC([.B38])+HEX2DEC([.C38])+HEX2DEC([.D38])+HEX2DEC([.E38])+HEX2DEC([.F38])+HEX2DEC([.G38])+HEX2DEC([.H38])+HEX2DEC([.I38])" office:value-type="float" office:value="445">
            <text:p>445</text:p>
          </table:table-cell>
          <table:table-cell table:style-name="ce6" table:formula="of:=DEC2HEX([.K38])" office:value-type="string" office:string-value="1BD">
            <text:p>1B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/>
          <table:table-cell table:style-name="ce6" table:formula="of:=HEX2DEC([.B39])+HEX2DEC([.C39])+HEX2DEC([.D39])+HEX2DEC([.E39])+HEX2DEC([.F39])+HEX2DEC([.G39])+HEX2DEC([.H39])+HEX2DEC([.I39])" office:value-type="float" office:value="291">
            <text:p>291</text:p>
          </table:table-cell>
          <table:table-cell table:style-name="ce6" table:formula="of:=DEC2HEX([.K39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40])+HEX2DEC([.C40])+HEX2DEC([.D40])+HEX2DEC([.E40])+HEX2DEC([.F40])+HEX2DEC([.G40])+HEX2DEC([.H40])+HEX2DEC([.I40])" office:value-type="float" office:value="291">
            <text:p>291</text:p>
          </table:table-cell>
          <table:table-cell table:style-name="ce6" table:formula="of:=DEC2HEX([.K40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">
            <text:p>1</text:p>
          </table:table-cell>
          <table:table-cell table:style-name="ce5" office:value-type="float" office:value="71">
            <text:p>71</text:p>
          </table:table-cell>
          <table:table-cell table:number-columns-repeated="3" office:value-type="string">
            <text:p>0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41])+HEX2DEC([.C41])+HEX2DEC([.D41])+HEX2DEC([.E41])+HEX2DEC([.F41])+HEX2DEC([.G41])+HEX2DEC([.H41])+HEX2DEC([.I41])" office:value-type="float" office:value="305">
            <text:p>305</text:p>
          </table:table-cell>
          <table:table-cell table:style-name="ce6" table:formula="of:=DEC2HEX([.K41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2B</text:p>
          </table:table-cell>
          <table:table-cell/>
          <table:table-cell table:style-name="ce6" table:formula="of:=HEX2DEC([.B42])+HEX2DEC([.C42])+HEX2DEC([.D42])+HEX2DEC([.E42])+HEX2DEC([.F42])+HEX2DEC([.G42])+HEX2DEC([.H42])+HEX2DEC([.I42])" office:value-type="float" office:value="270">
            <text:p>270</text:p>
          </table:table-cell>
          <table:table-cell table:style-name="ce6" table:formula="of:=DEC2HEX([.K42])" office:value-type="string" office:string-value="10E">
            <text:p>10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43])+HEX2DEC([.C43])+HEX2DEC([.D43])+HEX2DEC([.E43])+HEX2DEC([.F43])+HEX2DEC([.G43])+HEX2DEC([.H43])+HEX2DEC([.I43])" office:value-type="float" office:value="244">
            <text:p>244</text:p>
          </table:table-cell>
          <table:table-cell table:style-name="ce6" table:formula="of:=DEC2HEX([.K43])" office:value-type="string" office:string-value="F4">
            <text:p>F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6" table:formula="of:=HEX2DEC([.B44])+HEX2DEC([.C44])+HEX2DEC([.D44])+HEX2DEC([.E44])+HEX2DEC([.F44])+HEX2DEC([.G44])+HEX2DEC([.H44])+HEX2DEC([.I44])" office:value-type="float" office:value="245">
            <text:p>245</text:p>
          </table:table-cell>
          <table:table-cell table:style-name="ce6" table:formula="of:=DEC2HEX([.K44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6" table:formula="of:=HEX2DEC([.B45])+HEX2DEC([.C45])+HEX2DEC([.D45])+HEX2DEC([.E45])+HEX2DEC([.F45])+HEX2DEC([.G45])+HEX2DEC([.H45])+HEX2DEC([.I45])" office:value-type="float" office:value="212">
            <text:p>212</text:p>
          </table:table-cell>
          <table:table-cell table:style-name="ce6" table:formula="of:=DEC2HEX([.K45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6">
            <text:p>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46])+HEX2DEC([.C46])+HEX2DEC([.D46])+HEX2DEC([.E46])+HEX2DEC([.F46])+HEX2DEC([.G46])+HEX2DEC([.H46])+HEX2DEC([.I46])" office:value-type="float" office:value="247">
            <text:p>247</text:p>
          </table:table-cell>
          <table:table-cell table:style-name="ce6" table:formula="of:=DEC2HEX([.K46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47])+HEX2DEC([.C47])+HEX2DEC([.D47])+HEX2DEC([.E47])+HEX2DEC([.F47])+HEX2DEC([.G47])+HEX2DEC([.H47])+HEX2DEC([.I47])" office:value-type="float" office:value="249">
            <text:p>249</text:p>
          </table:table-cell>
          <table:table-cell table:style-name="ce6" table:formula="of:=DEC2HEX([.K47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48])+HEX2DEC([.C48])+HEX2DEC([.D48])+HEX2DEC([.E48])+HEX2DEC([.F48])+HEX2DEC([.G48])+HEX2DEC([.H48])+HEX2DEC([.I48])" office:value-type="float" office:value="504">
            <text:p>504</text:p>
          </table:table-cell>
          <table:table-cell table:style-name="ce6" table:formula="of:=DEC2HEX([.K48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9">
            <text:p>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49])+HEX2DEC([.C49])+HEX2DEC([.D49])+HEX2DEC([.E49])+HEX2DEC([.F49])+HEX2DEC([.G49])+HEX2DEC([.H49])+HEX2DEC([.I49])" office:value-type="float" office:value="249">
            <text:p>249</text:p>
          </table:table-cell>
          <table:table-cell table:style-name="ce6" table:formula="of:=DEC2HEX([.K49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table:style-name="ce6" table:formula="of:=HEX2DEC([.B50])+HEX2DEC([.C50])+HEX2DEC([.D50])+HEX2DEC([.E50])+HEX2DEC([.F50])+HEX2DEC([.G50])+HEX2DEC([.H50])+HEX2DEC([.I50])" office:value-type="float" office:value="288">
            <text:p>288</text:p>
          </table:table-cell>
          <table:table-cell table:style-name="ce6" table:formula="of:=DEC2HEX([.K50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51])+HEX2DEC([.C51])+HEX2DEC([.D51])+HEX2DEC([.E51])+HEX2DEC([.F51])+HEX2DEC([.G51])+HEX2DEC([.H51])+HEX2DEC([.I51])" office:value-type="float" office:value="371">
            <text:p>371</text:p>
          </table:table-cell>
          <table:table-cell table:style-name="ce6" table:formula="of:=DEC2HEX([.K51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52])+HEX2DEC([.C52])+HEX2DEC([.D52])+HEX2DEC([.E52])+HEX2DEC([.F52])+HEX2DEC([.G52])+HEX2DEC([.H52])+HEX2DEC([.I52])" office:value-type="float" office:value="989">
            <text:p>989</text:p>
          </table:table-cell>
          <table:table-cell table:style-name="ce6" table:formula="of:=DEC2HEX([.K52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53])+HEX2DEC([.C53])+HEX2DEC([.D53])+HEX2DEC([.E53])+HEX2DEC([.F53])+HEX2DEC([.G53])+HEX2DEC([.H53])+HEX2DEC([.I53])" office:value-type="float" office:value="210">
            <text:p>210</text:p>
          </table:table-cell>
          <table:table-cell table:style-name="ce6" table:formula="of:=DEC2HEX([.K53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54])+HEX2DEC([.C54])+HEX2DEC([.D54])+HEX2DEC([.E54])+HEX2DEC([.F54])+HEX2DEC([.G54])+HEX2DEC([.H54])+HEX2DEC([.I54])" office:value-type="float" office:value="467">
            <text:p>467</text:p>
          </table:table-cell>
          <table:table-cell table:style-name="ce6" table:formula="of:=DEC2HEX([.K54])" office:value-type="string" office:string-value="1D3">
            <text:p>1D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55])+HEX2DEC([.C55])+HEX2DEC([.D55])+HEX2DEC([.E55])+HEX2DEC([.F55])+HEX2DEC([.G55])+HEX2DEC([.H55])+HEX2DEC([.I55])" office:value-type="float" office:value="418">
            <text:p>418</text:p>
          </table:table-cell>
          <table:table-cell table:style-name="ce6" table:formula="of:=DEC2HEX([.K55])" office:value-type="string" office:string-value="1A2">
            <text:p>1A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56])+HEX2DEC([.C56])+HEX2DEC([.D56])+HEX2DEC([.E56])+HEX2DEC([.F56])+HEX2DEC([.G56])+HEX2DEC([.H56])+HEX2DEC([.I56])" office:value-type="float" office:value="623">
            <text:p>623</text:p>
          </table:table-cell>
          <table:table-cell table:style-name="ce6" table:formula="of:=DEC2HEX([.K56])" office:value-type="string" office:string-value="26F">
            <text:p>26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57])+HEX2DEC([.C57])+HEX2DEC([.D57])+HEX2DEC([.E57])+HEX2DEC([.F57])+HEX2DEC([.G57])+HEX2DEC([.H57])+HEX2DEC([.I57])" office:value-type="float" office:value="364">
            <text:p>364</text:p>
          </table:table-cell>
          <table:table-cell table:style-name="ce6" table:formula="of:=DEC2HEX([.K57])" office:value-type="string" office:string-value="16C">
            <text:p>16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58])+HEX2DEC([.C58])+HEX2DEC([.D58])+HEX2DEC([.E58])+HEX2DEC([.F58])+HEX2DEC([.G58])+HEX2DEC([.H58])+HEX2DEC([.I58])" office:value-type="float" office:value="215">
            <text:p>215</text:p>
          </table:table-cell>
          <table:table-cell table:style-name="ce6" table:formula="of:=DEC2HEX([.K58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59])+HEX2DEC([.C59])+HEX2DEC([.D59])+HEX2DEC([.E59])+HEX2DEC([.F59])+HEX2DEC([.G59])+HEX2DEC([.H59])+HEX2DEC([.I59])" office:value-type="float" office:value="216">
            <text:p>216</text:p>
          </table:table-cell>
          <table:table-cell table:style-name="ce6" table:formula="of:=DEC2HEX([.K59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0])+HEX2DEC([.C60])+HEX2DEC([.D60])+HEX2DEC([.E60])+HEX2DEC([.F60])+HEX2DEC([.G60])+HEX2DEC([.H60])+HEX2DEC([.I60])" office:value-type="float" office:value="217">
            <text:p>217</text:p>
          </table:table-cell>
          <table:table-cell table:style-name="ce6" table:formula="of:=DEC2HEX([.K60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1])+HEX2DEC([.C61])+HEX2DEC([.D61])+HEX2DEC([.E61])+HEX2DEC([.F61])+HEX2DEC([.G61])+HEX2DEC([.H61])+HEX2DEC([.I61])" office:value-type="float" office:value="218">
            <text:p>218</text:p>
          </table:table-cell>
          <table:table-cell table:style-name="ce6" table:formula="of:=DEC2HEX([.K61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2])+HEX2DEC([.C62])+HEX2DEC([.D62])+HEX2DEC([.E62])+HEX2DEC([.F62])+HEX2DEC([.G62])+HEX2DEC([.H62])+HEX2DEC([.I62])" office:value-type="float" office:value="219">
            <text:p>219</text:p>
          </table:table-cell>
          <table:table-cell table:style-name="ce6" table:formula="of:=DEC2HEX([.K62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3])+HEX2DEC([.C63])+HEX2DEC([.D63])+HEX2DEC([.E63])+HEX2DEC([.F63])+HEX2DEC([.G63])+HEX2DEC([.H63])+HEX2DEC([.I63])" office:value-type="float" office:value="220">
            <text:p>220</text:p>
          </table:table-cell>
          <table:table-cell table:style-name="ce6" table:formula="of:=DEC2HEX([.K63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4])+HEX2DEC([.C64])+HEX2DEC([.D64])+HEX2DEC([.E64])+HEX2DEC([.F64])+HEX2DEC([.G64])+HEX2DEC([.H64])+HEX2DEC([.I64])" office:value-type="float" office:value="221">
            <text:p>221</text:p>
          </table:table-cell>
          <table:table-cell table:style-name="ce6" table:formula="of:=DEC2HEX([.K64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5])+HEX2DEC([.C65])+HEX2DEC([.D65])+HEX2DEC([.E65])+HEX2DEC([.F65])+HEX2DEC([.G65])+HEX2DEC([.H65])+HEX2DEC([.I65])" office:value-type="float" office:value="222">
            <text:p>222</text:p>
          </table:table-cell>
          <table:table-cell table:style-name="ce6" table:formula="of:=DEC2HEX([.K65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6])+HEX2DEC([.C66])+HEX2DEC([.D66])+HEX2DEC([.E66])+HEX2DEC([.F66])+HEX2DEC([.G66])+HEX2DEC([.H66])+HEX2DEC([.I66])" office:value-type="float" office:value="223">
            <text:p>223</text:p>
          </table:table-cell>
          <table:table-cell table:style-name="ce6" table:formula="of:=DEC2HEX([.K66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67])+HEX2DEC([.C67])+HEX2DEC([.D67])+HEX2DEC([.E67])+HEX2DEC([.F67])+HEX2DEC([.G67])+HEX2DEC([.H67])+HEX2DEC([.I67])" office:value-type="float" office:value="224">
            <text:p>224</text:p>
          </table:table-cell>
          <table:table-cell table:style-name="ce6" table:formula="of:=DEC2HEX([.K67])" office:value-type="string" office:string-value="E0">
            <text:p>E0</text:p>
          </table:table-cell>
          <table:table-cell table:style-name="ce6" table:formula="of:=DEC2HEX(SUM([.K35:.K67]))" office:value-type="string" office:string-value="2D7F">
            <text:p>2D7F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6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JDM</text:p>
            <text:p>6MT</text:p>
          </table:table-cell>
          <table:table-cell office:value-type="string">
            <text:p>2C</text:p>
          </table:table-cell>
          <table:table-cell office:value-type="float" office:value="54">
            <text:p>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69])+HEX2DEC([.E69])+HEX2DEC([.F69])+HEX2DEC([.G69])+HEX2DEC([.H69])+HEX2DEC([.I69])" office:value-type="float" office:value="1021">
            <text:p>1021</text:p>
          </table:table-cell>
          <table:table-cell table:style-name="ce6" table:formula="of:=DEC2HEX([.K69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0">
            <text:p>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style-name="ce6" table:formula="of:=HEX2DEC([.B70])+HEX2DEC([.C70])+HEX2DEC([.D70])+HEX2DEC([.E70])+HEX2DEC([.F70])+HEX2DEC([.G70])+HEX2DEC([.H70])+HEX2DEC([.I70])" office:value-type="float" office:value="607">
            <text:p>607</text:p>
          </table:table-cell>
          <table:table-cell table:style-name="ce6" table:formula="of:=DEC2HEX([.K70])" office:value-type="string" office:string-value="25F">
            <text:p>25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6" table:formula="of:=HEX2DEC([.B71])+HEX2DEC([.C71])+HEX2DEC([.D71])+HEX2DEC([.E71])+HEX2DEC([.F71])+HEX2DEC([.G71])+HEX2DEC([.H71])+HEX2DEC([.I71])" office:value-type="float" office:value="446">
            <text:p>446</text:p>
          </table:table-cell>
          <table:table-cell table:style-name="ce6" table:formula="of:=DEC2HEX([.K71])" office:value-type="string" office:string-value="1BE">
            <text:p>1B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72])+HEX2DEC([.C72])+HEX2DEC([.D72])+HEX2DEC([.E72])+HEX2DEC([.F72])+HEX2DEC([.G72])+HEX2DEC([.H72])+HEX2DEC([.I72])" office:value-type="float" office:value="195">
            <text:p>195</text:p>
          </table:table-cell>
          <table:table-cell table:style-name="ce6" table:formula="of:=DEC2HEX([.K72])" office:value-type="string" office:string-value="C3">
            <text:p>C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style-name="ce6" table:formula="of:=HEX2DEC([.B73])+HEX2DEC([.C73])+HEX2DEC([.D73])+HEX2DEC([.E73])+HEX2DEC([.F73])+HEX2DEC([.G73])+HEX2DEC([.H73])+HEX2DEC([.I73])" office:value-type="float" office:value="305">
            <text:p>305</text:p>
          </table:table-cell>
          <table:table-cell table:style-name="ce6" table:formula="of:=DEC2HEX([.K73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74])+HEX2DEC([.C74])+HEX2DEC([.D74])+HEX2DEC([.E74])+HEX2DEC([.F74])+HEX2DEC([.G74])+HEX2DEC([.H74])+HEX2DEC([.I74])" office:value-type="float" office:value="291">
            <text:p>291</text:p>
          </table:table-cell>
          <table:table-cell table:style-name="ce6" table:formula="of:=DEC2HEX([.K74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75])+HEX2DEC([.C75])+HEX2DEC([.D75])+HEX2DEC([.E75])+HEX2DEC([.F75])+HEX2DEC([.G75])+HEX2DEC([.H75])+HEX2DEC([.I75])" office:value-type="float" office:value="209">
            <text:p>209</text:p>
          </table:table-cell>
          <table:table-cell table:style-name="ce6" table:formula="of:=DEC2HEX([.K75])" office:value-type="string" office:string-value="D1">
            <text:p>D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5D</text:p>
          </table:table-cell>
          <table:table-cell/>
          <table:table-cell table:style-name="ce6" table:formula="of:=HEX2DEC([.B76])+HEX2DEC([.C76])+HEX2DEC([.D76])+HEX2DEC([.E76])+HEX2DEC([.F76])+HEX2DEC([.G76])+HEX2DEC([.H76])+HEX2DEC([.I76])" office:value-type="float" office:value="320">
            <text:p>320</text:p>
          </table:table-cell>
          <table:table-cell table:style-name="ce6" table:formula="of:=DEC2HEX([.K76])" office:value-type="string" office:string-value="140">
            <text:p>14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3">
            <text:p>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77])+HEX2DEC([.C77])+HEX2DEC([.D77])+HEX2DEC([.E77])+HEX2DEC([.F77])+HEX2DEC([.G77])+HEX2DEC([.H77])+HEX2DEC([.I77])" office:value-type="float" office:value="259">
            <text:p>259</text:p>
          </table:table-cell>
          <table:table-cell table:style-name="ce6" table:formula="of:=DEC2HEX([.K77])" office:value-type="string" office:string-value="103">
            <text:p>10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78])+HEX2DEC([.C78])+HEX2DEC([.D78])+HEX2DEC([.E78])+HEX2DEC([.F78])+HEX2DEC([.G78])+HEX2DEC([.H78])+HEX2DEC([.I78])" office:value-type="float" office:value="245">
            <text:p>245</text:p>
          </table:table-cell>
          <table:table-cell table:style-name="ce6" table:formula="of:=DEC2HEX([.K78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6" table:formula="of:=HEX2DEC([.B79])+HEX2DEC([.C79])+HEX2DEC([.D79])+HEX2DEC([.E79])+HEX2DEC([.F79])+HEX2DEC([.G79])+HEX2DEC([.H79])+HEX2DEC([.I79])" office:value-type="float" office:value="212">
            <text:p>212</text:p>
          </table:table-cell>
          <table:table-cell table:style-name="ce6" table:formula="of:=DEC2HEX([.K79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6">
            <text:p>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80])+HEX2DEC([.C80])+HEX2DEC([.D80])+HEX2DEC([.E80])+HEX2DEC([.F80])+HEX2DEC([.G80])+HEX2DEC([.H80])+HEX2DEC([.I80])" office:value-type="float" office:value="375">
            <text:p>375</text:p>
          </table:table-cell>
          <table:table-cell table:style-name="ce6" table:formula="of:=DEC2HEX([.K80])" office:value-type="string" office:string-value="177">
            <text:p>17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81])+HEX2DEC([.C81])+HEX2DEC([.D81])+HEX2DEC([.E81])+HEX2DEC([.F81])+HEX2DEC([.G81])+HEX2DEC([.H81])+HEX2DEC([.I81])" office:value-type="float" office:value="249">
            <text:p>249</text:p>
          </table:table-cell>
          <table:table-cell table:style-name="ce6" table:formula="of:=DEC2HEX([.K81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6" table:formula="of:=HEX2DEC([.B82])+HEX2DEC([.C82])+HEX2DEC([.D82])+HEX2DEC([.E82])+HEX2DEC([.F82])+HEX2DEC([.G82])+HEX2DEC([.H82])+HEX2DEC([.I82])" office:value-type="float" office:value="504">
            <text:p>504</text:p>
          </table:table-cell>
          <table:table-cell table:style-name="ce6" table:formula="of:=DEC2HEX([.K82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6" table:formula="of:=HEX2DEC([.B83])+HEX2DEC([.C83])+HEX2DEC([.D83])+HEX2DEC([.E83])+HEX2DEC([.F83])+HEX2DEC([.G83])+HEX2DEC([.H83])+HEX2DEC([.I83])" office:value-type="float" office:value="233">
            <text:p>233</text:p>
          </table:table-cell>
          <table:table-cell table:style-name="ce6" table:formula="of:=DEC2HEX([.K83])" office:value-type="string" office:string-value="E9">
            <text:p>E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6" table:formula="of:=HEX2DEC([.B84])+HEX2DEC([.C84])+HEX2DEC([.D84])+HEX2DEC([.E84])+HEX2DEC([.F84])+HEX2DEC([.G84])+HEX2DEC([.H84])+HEX2DEC([.I84])" office:value-type="float" office:value="288">
            <text:p>288</text:p>
          </table:table-cell>
          <table:table-cell table:style-name="ce6" table:formula="of:=DEC2HEX([.K84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85])+HEX2DEC([.C85])+HEX2DEC([.D85])+HEX2DEC([.E85])+HEX2DEC([.F85])+HEX2DEC([.G85])+HEX2DEC([.H85])+HEX2DEC([.I85])" office:value-type="float" office:value="415">
            <text:p>415</text:p>
          </table:table-cell>
          <table:table-cell table:style-name="ce6" table:formula="of:=DEC2HEX([.K85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86])+HEX2DEC([.C86])+HEX2DEC([.D86])+HEX2DEC([.E86])+HEX2DEC([.F86])+HEX2DEC([.G86])+HEX2DEC([.H86])+HEX2DEC([.I86])" office:value-type="float" office:value="989">
            <text:p>989</text:p>
          </table:table-cell>
          <table:table-cell table:style-name="ce6" table:formula="of:=DEC2HEX([.K86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6" table:formula="of:=HEX2DEC([.B87])+HEX2DEC([.C87])+HEX2DEC([.D87])+HEX2DEC([.E87])+HEX2DEC([.F87])+HEX2DEC([.G87])+HEX2DEC([.H87])+HEX2DEC([.I87])" office:value-type="float" office:value="210">
            <text:p>210</text:p>
          </table:table-cell>
          <table:table-cell table:style-name="ce6" table:formula="of:=DEC2HEX([.K87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88])+HEX2DEC([.C88])+HEX2DEC([.D88])+HEX2DEC([.E88])+HEX2DEC([.F88])+HEX2DEC([.G88])+HEX2DEC([.H88])+HEX2DEC([.I88])" office:value-type="float" office:value="491">
            <text:p>491</text:p>
          </table:table-cell>
          <table:table-cell table:style-name="ce6" table:formula="of:=DEC2HEX([.K88])" office:value-type="string" office:string-value="1EB">
            <text:p>1E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89])+HEX2DEC([.C89])+HEX2DEC([.D89])+HEX2DEC([.E89])+HEX2DEC([.F89])+HEX2DEC([.G89])+HEX2DEC([.H89])+HEX2DEC([.I89])" office:value-type="float" office:value="415">
            <text:p>415</text:p>
          </table:table-cell>
          <table:table-cell table:style-name="ce6" table:formula="of:=DEC2HEX([.K89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90])+HEX2DEC([.C90])+HEX2DEC([.D90])+HEX2DEC([.E90])+HEX2DEC([.F90])+HEX2DEC([.G90])+HEX2DEC([.H90])+HEX2DEC([.I90])" office:value-type="float" office:value="494">
            <text:p>494</text:p>
          </table:table-cell>
          <table:table-cell table:style-name="ce6" table:formula="of:=DEC2HEX([.K90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91])+HEX2DEC([.C91])+HEX2DEC([.D91])+HEX2DEC([.E91])+HEX2DEC([.F91])+HEX2DEC([.G91])+HEX2DEC([.H91])+HEX2DEC([.I91])" office:value-type="float" office:value="380">
            <text:p>380</text:p>
          </table:table-cell>
          <table:table-cell table:style-name="ce6" table:formula="of:=DEC2HEX([.K91])" office:value-type="string" office:string-value="17C">
            <text:p>17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2])+HEX2DEC([.C92])+HEX2DEC([.D92])+HEX2DEC([.E92])+HEX2DEC([.F92])+HEX2DEC([.G92])+HEX2DEC([.H92])+HEX2DEC([.I92])" office:value-type="float" office:value="215">
            <text:p>215</text:p>
          </table:table-cell>
          <table:table-cell table:style-name="ce6" table:formula="of:=DEC2HEX([.K92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3])+HEX2DEC([.C93])+HEX2DEC([.D93])+HEX2DEC([.E93])+HEX2DEC([.F93])+HEX2DEC([.G93])+HEX2DEC([.H93])+HEX2DEC([.I93])" office:value-type="float" office:value="216">
            <text:p>216</text:p>
          </table:table-cell>
          <table:table-cell table:style-name="ce6" table:formula="of:=DEC2HEX([.K93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4])+HEX2DEC([.C94])+HEX2DEC([.D94])+HEX2DEC([.E94])+HEX2DEC([.F94])+HEX2DEC([.G94])+HEX2DEC([.H94])+HEX2DEC([.I94])" office:value-type="float" office:value="217">
            <text:p>217</text:p>
          </table:table-cell>
          <table:table-cell table:style-name="ce6" table:formula="of:=DEC2HEX([.K94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5])+HEX2DEC([.C95])+HEX2DEC([.D95])+HEX2DEC([.E95])+HEX2DEC([.F95])+HEX2DEC([.G95])+HEX2DEC([.H95])+HEX2DEC([.I95])" office:value-type="float" office:value="218">
            <text:p>218</text:p>
          </table:table-cell>
          <table:table-cell table:style-name="ce6" table:formula="of:=DEC2HEX([.K95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6])+HEX2DEC([.C96])+HEX2DEC([.D96])+HEX2DEC([.E96])+HEX2DEC([.F96])+HEX2DEC([.G96])+HEX2DEC([.H96])+HEX2DEC([.I96])" office:value-type="float" office:value="219">
            <text:p>219</text:p>
          </table:table-cell>
          <table:table-cell table:style-name="ce6" table:formula="of:=DEC2HEX([.K96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7])+HEX2DEC([.C97])+HEX2DEC([.D97])+HEX2DEC([.E97])+HEX2DEC([.F97])+HEX2DEC([.G97])+HEX2DEC([.H97])+HEX2DEC([.I97])" office:value-type="float" office:value="220">
            <text:p>220</text:p>
          </table:table-cell>
          <table:table-cell table:style-name="ce6" table:formula="of:=DEC2HEX([.K97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8])+HEX2DEC([.C98])+HEX2DEC([.D98])+HEX2DEC([.E98])+HEX2DEC([.F98])+HEX2DEC([.G98])+HEX2DEC([.H98])+HEX2DEC([.I98])" office:value-type="float" office:value="221">
            <text:p>221</text:p>
          </table:table-cell>
          <table:table-cell table:style-name="ce6" table:formula="of:=DEC2HEX([.K98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99])+HEX2DEC([.C99])+HEX2DEC([.D99])+HEX2DEC([.E99])+HEX2DEC([.F99])+HEX2DEC([.G99])+HEX2DEC([.H99])+HEX2DEC([.I99])" office:value-type="float" office:value="222">
            <text:p>222</text:p>
          </table:table-cell>
          <table:table-cell table:style-name="ce6" table:formula="of:=DEC2HEX([.K99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00])+HEX2DEC([.C100])+HEX2DEC([.D100])+HEX2DEC([.E100])+HEX2DEC([.F100])+HEX2DEC([.G100])+HEX2DEC([.H100])+HEX2DEC([.I100])" office:value-type="float" office:value="223">
            <text:p>223</text:p>
          </table:table-cell>
          <table:table-cell table:style-name="ce6" table:formula="of:=DEC2HEX([.K100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01])+HEX2DEC([.C101])+HEX2DEC([.D101])+HEX2DEC([.E101])+HEX2DEC([.F101])+HEX2DEC([.G101])+HEX2DEC([.H101])+HEX2DEC([.I101])" office:value-type="float" office:value="224">
            <text:p>224</text:p>
          </table:table-cell>
          <table:table-cell table:style-name="ce6" table:formula="of:=DEC2HEX([.K101])" office:value-type="string" office:string-value="E0">
            <text:p>E0</text:p>
          </table:table-cell>
          <table:table-cell table:style-name="ce6" table:formula="of:=DEC2HEX(SUM([.K69:.K101]))" office:value-type="string" office:string-value="2C54">
            <text:p>2C54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6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EU</text:p>
            <text:p>6MT</text:p>
          </table:table-cell>
          <table:table-cell office:value-type="string">
            <text:p>2D</text:p>
          </table:table-cell>
          <table:table-cell office:value-type="string">
            <text:p>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103])+HEX2DEC([.E103])+HEX2DEC([.F103])+HEX2DEC([.G103])+HEX2DEC([.H103])+HEX2DEC([.I103])" office:value-type="float" office:value="1021">
            <text:p>1021</text:p>
          </table:table-cell>
          <table:table-cell table:style-name="ce6" table:formula="of:=DEC2HEX([.K103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style-name="ce6" table:formula="of:=HEX2DEC([.B104])+HEX2DEC([.C104])+HEX2DEC([.D104])+HEX2DEC([.E104])+HEX2DEC([.F104])+HEX2DEC([.G104])+HEX2DEC([.H104])+HEX2DEC([.I104])" office:value-type="float" office:value="634">
            <text:p>634</text:p>
          </table:table-cell>
          <table:table-cell table:style-name="ce6" table:formula="of:=DEC2HEX([.K104])" office:value-type="string" office:string-value="27A">
            <text:p>27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6" table:formula="of:=HEX2DEC([.B105])+HEX2DEC([.C105])+HEX2DEC([.D105])+HEX2DEC([.E105])+HEX2DEC([.F105])+HEX2DEC([.G105])+HEX2DEC([.H105])+HEX2DEC([.I105])" office:value-type="float" office:value="521">
            <text:p>521</text:p>
          </table:table-cell>
          <table:table-cell table:style-name="ce6" table:formula="of:=DEC2HEX([.K105])" office:value-type="string" office:string-value="209">
            <text:p>20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106])+HEX2DEC([.C106])+HEX2DEC([.D106])+HEX2DEC([.E106])+HEX2DEC([.F106])+HEX2DEC([.G106])+HEX2DEC([.H106])+HEX2DEC([.I106])" office:value-type="float" office:value="460">
            <text:p>460</text:p>
          </table:table-cell>
          <table:table-cell table:style-name="ce6" table:formula="of:=DEC2HEX([.K106])" office:value-type="string" office:string-value="1CC">
            <text:p>1C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A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107])+HEX2DEC([.C107])+HEX2DEC([.D107])+HEX2DEC([.E107])+HEX2DEC([.F107])+HEX2DEC([.G107])+HEX2DEC([.H107])+HEX2DEC([.I107])" office:value-type="float" office:value="289">
            <text:p>289</text:p>
          </table:table-cell>
          <table:table-cell table:style-name="ce6" table:formula="of:=DEC2HEX([.K107])" office:value-type="string" office:string-value="121">
            <text:p>12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08])+HEX2DEC([.C108])+HEX2DEC([.D108])+HEX2DEC([.E108])+HEX2DEC([.F108])+HEX2DEC([.G108])+HEX2DEC([.H108])+HEX2DEC([.I108])" office:value-type="float" office:value="291">
            <text:p>291</text:p>
          </table:table-cell>
          <table:table-cell table:style-name="ce6" table:formula="of:=DEC2HEX([.K108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6" table:formula="of:=HEX2DEC([.B109])+HEX2DEC([.C109])+HEX2DEC([.D109])+HEX2DEC([.E109])+HEX2DEC([.F109])+HEX2DEC([.G109])+HEX2DEC([.H109])+HEX2DEC([.I109])" office:value-type="float" office:value="241">
            <text:p>241</text:p>
          </table:table-cell>
          <table:table-cell table:style-name="ce6" table:formula="of:=DEC2HEX([.K109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B</text:p>
          </table:table-cell>
          <table:table-cell/>
          <table:table-cell table:style-name="ce6" table:formula="of:=HEX2DEC([.B110])+HEX2DEC([.C110])+HEX2DEC([.D110])+HEX2DEC([.E110])+HEX2DEC([.F110])+HEX2DEC([.G110])+HEX2DEC([.H110])+HEX2DEC([.I110])" office:value-type="float" office:value="317">
            <text:p>317</text:p>
          </table:table-cell>
          <table:table-cell table:style-name="ce6" table:formula="of:=DEC2HEX([.K110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111])+HEX2DEC([.C111])+HEX2DEC([.D111])+HEX2DEC([.E111])+HEX2DEC([.F111])+HEX2DEC([.G111])+HEX2DEC([.H111])+HEX2DEC([.I111])" office:value-type="float" office:value="228">
            <text:p>228</text:p>
          </table:table-cell>
          <table:table-cell table:style-name="ce6" table:formula="of:=DEC2HEX([.K111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6" table:formula="of:=HEX2DEC([.B112])+HEX2DEC([.C112])+HEX2DEC([.D112])+HEX2DEC([.E112])+HEX2DEC([.F112])+HEX2DEC([.G112])+HEX2DEC([.H112])+HEX2DEC([.I112])" office:value-type="float" office:value="371">
            <text:p>371</text:p>
          </table:table-cell>
          <table:table-cell table:style-name="ce6" table:formula="of:=DEC2HEX([.K112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6" table:formula="of:=HEX2DEC([.B113])+HEX2DEC([.C113])+HEX2DEC([.D113])+HEX2DEC([.E113])+HEX2DEC([.F113])+HEX2DEC([.G113])+HEX2DEC([.H113])+HEX2DEC([.I113])" office:value-type="float" office:value="212">
            <text:p>212</text:p>
          </table:table-cell>
          <table:table-cell table:style-name="ce6" table:formula="of:=DEC2HEX([.K113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14])+HEX2DEC([.C114])+HEX2DEC([.D114])+HEX2DEC([.E114])+HEX2DEC([.F114])+HEX2DEC([.G114])+HEX2DEC([.H114])+HEX2DEC([.I114])" office:value-type="float" office:value="247">
            <text:p>247</text:p>
          </table:table-cell>
          <table:table-cell table:style-name="ce6" table:formula="of:=DEC2HEX([.K114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15])+HEX2DEC([.C115])+HEX2DEC([.D115])+HEX2DEC([.E115])+HEX2DEC([.F115])+HEX2DEC([.G115])+HEX2DEC([.H115])+HEX2DEC([.I115])" office:value-type="float" office:value="214">
            <text:p>214</text:p>
          </table:table-cell>
          <table:table-cell table:style-name="ce6" table:formula="of:=DEC2HEX([.K115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116])+HEX2DEC([.C116])+HEX2DEC([.D116])+HEX2DEC([.E116])+HEX2DEC([.F116])+HEX2DEC([.G116])+HEX2DEC([.H116])+HEX2DEC([.I116])" office:value-type="float" office:value="504">
            <text:p>504</text:p>
          </table:table-cell>
          <table:table-cell table:style-name="ce6" table:formula="of:=DEC2HEX([.K116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17])+HEX2DEC([.C117])+HEX2DEC([.D117])+HEX2DEC([.E117])+HEX2DEC([.F117])+HEX2DEC([.G117])+HEX2DEC([.H117])+HEX2DEC([.I117])" office:value-type="float" office:value="281">
            <text:p>281</text:p>
          </table:table-cell>
          <table:table-cell table:style-name="ce6" table:formula="of:=DEC2HEX([.K117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6" table:formula="of:=HEX2DEC([.B118])+HEX2DEC([.C118])+HEX2DEC([.D118])+HEX2DEC([.E118])+HEX2DEC([.F118])+HEX2DEC([.G118])+HEX2DEC([.H118])+HEX2DEC([.I118])" office:value-type="float" office:value="272">
            <text:p>272</text:p>
          </table:table-cell>
          <table:table-cell table:style-name="ce6" table:formula="of:=DEC2HEX([.K118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119])+HEX2DEC([.C119])+HEX2DEC([.D119])+HEX2DEC([.E119])+HEX2DEC([.F119])+HEX2DEC([.G119])+HEX2DEC([.H119])+HEX2DEC([.I119])" office:value-type="float" office:value="371">
            <text:p>371</text:p>
          </table:table-cell>
          <table:table-cell table:style-name="ce6" table:formula="of:=DEC2HEX([.K119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120])+HEX2DEC([.C120])+HEX2DEC([.D120])+HEX2DEC([.E120])+HEX2DEC([.F120])+HEX2DEC([.G120])+HEX2DEC([.H120])+HEX2DEC([.I120])" office:value-type="float" office:value="989">
            <text:p>989</text:p>
          </table:table-cell>
          <table:table-cell table:style-name="ce6" table:formula="of:=DEC2HEX([.K120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21])+HEX2DEC([.C121])+HEX2DEC([.D121])+HEX2DEC([.E121])+HEX2DEC([.F121])+HEX2DEC([.G121])+HEX2DEC([.H121])+HEX2DEC([.I121])" office:value-type="float" office:value="210">
            <text:p>210</text:p>
          </table:table-cell>
          <table:table-cell table:style-name="ce6" table:formula="of:=DEC2HEX([.K121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122])+HEX2DEC([.C122])+HEX2DEC([.D122])+HEX2DEC([.E122])+HEX2DEC([.F122])+HEX2DEC([.G122])+HEX2DEC([.H122])+HEX2DEC([.I122])" office:value-type="float" office:value="483">
            <text:p>483</text:p>
          </table:table-cell>
          <table:table-cell table:style-name="ce6" table:formula="of:=DEC2HEX([.K122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23])+HEX2DEC([.C123])+HEX2DEC([.D123])+HEX2DEC([.E123])+HEX2DEC([.F123])+HEX2DEC([.G123])+HEX2DEC([.H123])+HEX2DEC([.I123])" office:value-type="float" office:value="419">
            <text:p>419</text:p>
          </table:table-cell>
          <table:table-cell table:style-name="ce6" table:formula="of:=DEC2HEX([.K123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124])+HEX2DEC([.C124])+HEX2DEC([.D124])+HEX2DEC([.E124])+HEX2DEC([.F124])+HEX2DEC([.G124])+HEX2DEC([.H124])+HEX2DEC([.I124])" office:value-type="float" office:value="494">
            <text:p>494</text:p>
          </table:table-cell>
          <table:table-cell table:style-name="ce6" table:formula="of:=DEC2HEX([.K124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6" table:formula="of:=HEX2DEC([.B125])+HEX2DEC([.C125])+HEX2DEC([.D125])+HEX2DEC([.E125])+HEX2DEC([.F125])+HEX2DEC([.G125])+HEX2DEC([.H125])+HEX2DEC([.I125])" office:value-type="float" office:value="316">
            <text:p>316</text:p>
          </table:table-cell>
          <table:table-cell table:style-name="ce6" table:formula="of:=DEC2HEX([.K125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26])+HEX2DEC([.C126])+HEX2DEC([.D126])+HEX2DEC([.E126])+HEX2DEC([.F126])+HEX2DEC([.G126])+HEX2DEC([.H126])+HEX2DEC([.I126])" office:value-type="float" office:value="215">
            <text:p>215</text:p>
          </table:table-cell>
          <table:table-cell table:style-name="ce6" table:formula="of:=DEC2HEX([.K126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27])+HEX2DEC([.C127])+HEX2DEC([.D127])+HEX2DEC([.E127])+HEX2DEC([.F127])+HEX2DEC([.G127])+HEX2DEC([.H127])+HEX2DEC([.I127])" office:value-type="float" office:value="216">
            <text:p>216</text:p>
          </table:table-cell>
          <table:table-cell table:style-name="ce6" table:formula="of:=DEC2HEX([.K127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28])+HEX2DEC([.C128])+HEX2DEC([.D128])+HEX2DEC([.E128])+HEX2DEC([.F128])+HEX2DEC([.G128])+HEX2DEC([.H128])+HEX2DEC([.I128])" office:value-type="float" office:value="217">
            <text:p>217</text:p>
          </table:table-cell>
          <table:table-cell table:style-name="ce6" table:formula="of:=DEC2HEX([.K128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29])+HEX2DEC([.C129])+HEX2DEC([.D129])+HEX2DEC([.E129])+HEX2DEC([.F129])+HEX2DEC([.G129])+HEX2DEC([.H129])+HEX2DEC([.I129])" office:value-type="float" office:value="218">
            <text:p>218</text:p>
          </table:table-cell>
          <table:table-cell table:style-name="ce6" table:formula="of:=DEC2HEX([.K129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30])+HEX2DEC([.C130])+HEX2DEC([.D130])+HEX2DEC([.E130])+HEX2DEC([.F130])+HEX2DEC([.G130])+HEX2DEC([.H130])+HEX2DEC([.I130])" office:value-type="float" office:value="219">
            <text:p>219</text:p>
          </table:table-cell>
          <table:table-cell table:style-name="ce6" table:formula="of:=DEC2HEX([.K130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31])+HEX2DEC([.C131])+HEX2DEC([.D131])+HEX2DEC([.E131])+HEX2DEC([.F131])+HEX2DEC([.G131])+HEX2DEC([.H131])+HEX2DEC([.I131])" office:value-type="float" office:value="220">
            <text:p>220</text:p>
          </table:table-cell>
          <table:table-cell table:style-name="ce6" table:formula="of:=DEC2HEX([.K131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32])+HEX2DEC([.C132])+HEX2DEC([.D132])+HEX2DEC([.E132])+HEX2DEC([.F132])+HEX2DEC([.G132])+HEX2DEC([.H132])+HEX2DEC([.I132])" office:value-type="float" office:value="221">
            <text:p>221</text:p>
          </table:table-cell>
          <table:table-cell table:style-name="ce6" table:formula="of:=DEC2HEX([.K132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33])+HEX2DEC([.C133])+HEX2DEC([.D133])+HEX2DEC([.E133])+HEX2DEC([.F133])+HEX2DEC([.G133])+HEX2DEC([.H133])+HEX2DEC([.I133])" office:value-type="float" office:value="222">
            <text:p>222</text:p>
          </table:table-cell>
          <table:table-cell table:style-name="ce6" table:formula="of:=DEC2HEX([.K133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34])+HEX2DEC([.C134])+HEX2DEC([.D134])+HEX2DEC([.E134])+HEX2DEC([.F134])+HEX2DEC([.G134])+HEX2DEC([.H134])+HEX2DEC([.I134])" office:value-type="float" office:value="223">
            <text:p>223</text:p>
          </table:table-cell>
          <table:table-cell table:style-name="ce6" table:formula="of:=DEC2HEX([.K134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35])+HEX2DEC([.C135])+HEX2DEC([.D135])+HEX2DEC([.E135])+HEX2DEC([.F135])+HEX2DEC([.G135])+HEX2DEC([.H135])+HEX2DEC([.I135])" office:value-type="float" office:value="224">
            <text:p>224</text:p>
          </table:table-cell>
          <table:table-cell table:style-name="ce6" table:formula="of:=DEC2HEX([.K135])" office:value-type="string" office:string-value="E0">
            <text:p>E0</text:p>
          </table:table-cell>
          <table:table-cell table:style-name="ce6" table:formula="of:=DEC2HEX(SUM([.K103:.K135]))" office:value-type="string" office:string-value="2D3C">
            <text:p>2D3C</text:p>
          </table:table-cell>
          <table:table-cell table:number-columns-repeated="9"/>
        </table:table-row>
        <table:table-row table:style-name="ro1">
          <table:table-cell/>
          <table:table-cell table:number-columns-repeated="8"/>
          <table:table-cell/>
          <table:table-cell table:style-name="ce6" table:formula="of:=HEX2DEC([.B136])+HEX2DEC([.C136])+HEX2DEC([.D136])+HEX2DEC([.E136])+HEX2DEC([.F136])+HEX2DEC([.G136])+HEX2DEC([.H136])+HEX2DEC([.I136])" office:value-type="float" office:value="0">
            <text:p>0</text:p>
          </table:table-cell>
          <table:table-cell table:style-name="ce6" table:formula="of:=DEC2HEX([.K136])" office:value-type="string" office:string-value="0">
            <text:p>0</text:p>
          </table:table-cell>
          <table:table-cell table:number-columns-repeated="10"/>
        </table:table-row>
        <table:table-row table:style-name="ro1">
          <table:table-cell office:value-type="string" table:number-columns-spanned="1" table:number-rows-spanned="33">
            <text:p>MIX</text:p>
            <text:p>6MT</text:p>
          </table:table-cell>
          <table:table-cell office:value-type="string">
            <text:p>2C</text:p>
          </table:table-cell>
          <table:table-cell office:value-type="string">
            <text:p>89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6" table:formula="of:=HEX2DEC([.D137])+HEX2DEC([.E137])+HEX2DEC([.F137])+HEX2DEC([.G137])+HEX2DEC([.H137])+HEX2DEC([.I137])" office:value-type="float" office:value="1021">
            <text:p>1021</text:p>
          </table:table-cell>
          <table:table-cell table:style-name="ce6" table:formula="of:=DEC2HEX([.K137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string">
            <text:p>4E</text:p>
          </table:table-cell>
          <table:table-cell/>
          <table:table-cell table:style-name="ce6" table:formula="of:=HEX2DEC([.B138])+HEX2DEC([.C138])+HEX2DEC([.D138])+HEX2DEC([.E138])+HEX2DEC([.F138])+HEX2DEC([.G138])+HEX2DEC([.H138])+HEX2DEC([.I138])" office:value-type="float" office:value="685">
            <text:p>685</text:p>
          </table:table-cell>
          <table:table-cell table:style-name="ce6" table:formula="of:=DEC2HEX([.K138])" office:value-type="string" office:string-value="2AD">
            <text:p>2A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office:value-type="float" office:value="30">
            <text:p>30</text:p>
          </table:table-cell>
          <table:table-cell/>
          <table:table-cell table:style-name="ce6" table:formula="of:=HEX2DEC([.B139])+HEX2DEC([.C139])+HEX2DEC([.D139])+HEX2DEC([.E139])+HEX2DEC([.F139])+HEX2DEC([.G139])+HEX2DEC([.H139])+HEX2DEC([.I139])" office:value-type="float" office:value="493">
            <text:p>493</text:p>
          </table:table-cell>
          <table:table-cell table:style-name="ce6" table:formula="of:=DEC2HEX([.K139])" office:value-type="string" office:string-value="1ED">
            <text:p>1E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table:number-columns-repeated="7" office:value-type="string">
            <text:p>00</text:p>
          </table:table-cell>
          <table:table-cell/>
          <table:table-cell table:style-name="ce6" table:formula="of:=HEX2DEC([.B140])+HEX2DEC([.C140])+HEX2DEC([.D140])+HEX2DEC([.E140])+HEX2DEC([.F140])+HEX2DEC([.G140])+HEX2DEC([.H140])+HEX2DEC([.I140])" office:value-type="float" office:value="193">
            <text:p>193</text:p>
          </table:table-cell>
          <table:table-cell table:style-name="ce6" table:formula="of:=DEC2HEX([.K140])" office:value-type="string" office:string-value="C1">
            <text:p>C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 office:value-type="float" office:value="38">
            <text:p>38</text:p>
          </table:table-cell>
          <table:table-cell/>
          <table:table-cell table:style-name="ce6" table:formula="of:=HEX2DEC([.B141])+HEX2DEC([.C141])+HEX2DEC([.D141])+HEX2DEC([.E141])+HEX2DEC([.F141])+HEX2DEC([.G141])+HEX2DEC([.H141])+HEX2DEC([.I141])" office:value-type="float" office:value="358">
            <text:p>358</text:p>
          </table:table-cell>
          <table:table-cell table:style-name="ce6" table:formula="of:=DEC2HEX([.K141])" office:value-type="string" office:string-value="166">
            <text:p>16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00</text:p>
          </table:table-cell>
          <table:table-cell/>
          <table:table-cell table:style-name="ce6" table:formula="of:=HEX2DEC([.B142])+HEX2DEC([.C142])+HEX2DEC([.D142])+HEX2DEC([.E142])+HEX2DEC([.F142])+HEX2DEC([.G142])+HEX2DEC([.H142])+HEX2DEC([.I142])" office:value-type="float" office:value="287">
            <text:p>287</text:p>
          </table:table-cell>
          <table:table-cell table:style-name="ce6" table:formula="of:=DEC2HEX([.K142])" office:value-type="string" office:string-value="11F">
            <text:p>11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6" table:formula="of:=HEX2DEC([.B143])+HEX2DEC([.C143])+HEX2DEC([.D143])+HEX2DEC([.E143])+HEX2DEC([.F143])+HEX2DEC([.G143])+HEX2DEC([.H143])+HEX2DEC([.I143])" office:value-type="float" office:value="241">
            <text:p>241</text:p>
          </table:table-cell>
          <table:table-cell table:style-name="ce6" table:formula="of:=DEC2HEX([.K143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B</text:p>
          </table:table-cell>
          <table:table-cell/>
          <table:table-cell table:style-name="ce6" table:formula="of:=HEX2DEC([.B144])+HEX2DEC([.C144])+HEX2DEC([.D144])+HEX2DEC([.E144])+HEX2DEC([.F144])+HEX2DEC([.G144])+HEX2DEC([.H144])+HEX2DEC([.I144])" office:value-type="float" office:value="317">
            <text:p>317</text:p>
          </table:table-cell>
          <table:table-cell table:style-name="ce6" table:formula="of:=DEC2HEX([.K144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145])+HEX2DEC([.C145])+HEX2DEC([.D145])+HEX2DEC([.E145])+HEX2DEC([.F145])+HEX2DEC([.G145])+HEX2DEC([.H145])+HEX2DEC([.I145])" office:value-type="float" office:value="228">
            <text:p>228</text:p>
          </table:table-cell>
          <table:table-cell table:style-name="ce6" table:formula="of:=DEC2HEX([.K145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6" table:formula="of:=HEX2DEC([.B146])+HEX2DEC([.C146])+HEX2DEC([.D146])+HEX2DEC([.E146])+HEX2DEC([.F146])+HEX2DEC([.G146])+HEX2DEC([.H146])+HEX2DEC([.I146])" office:value-type="float" office:value="371">
            <text:p>371</text:p>
          </table:table-cell>
          <table:table-cell table:style-name="ce6" table:formula="of:=DEC2HEX([.K146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6" table:formula="of:=HEX2DEC([.B147])+HEX2DEC([.C147])+HEX2DEC([.D147])+HEX2DEC([.E147])+HEX2DEC([.F147])+HEX2DEC([.G147])+HEX2DEC([.H147])+HEX2DEC([.I147])" office:value-type="float" office:value="212">
            <text:p>212</text:p>
          </table:table-cell>
          <table:table-cell table:style-name="ce6" table:formula="of:=DEC2HEX([.K147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48])+HEX2DEC([.C148])+HEX2DEC([.D148])+HEX2DEC([.E148])+HEX2DEC([.F148])+HEX2DEC([.G148])+HEX2DEC([.H148])+HEX2DEC([.I148])" office:value-type="float" office:value="247">
            <text:p>247</text:p>
          </table:table-cell>
          <table:table-cell table:style-name="ce6" table:formula="of:=DEC2HEX([.K148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49])+HEX2DEC([.C149])+HEX2DEC([.D149])+HEX2DEC([.E149])+HEX2DEC([.F149])+HEX2DEC([.G149])+HEX2DEC([.H149])+HEX2DEC([.I149])" office:value-type="float" office:value="214">
            <text:p>214</text:p>
          </table:table-cell>
          <table:table-cell table:style-name="ce6" table:formula="of:=DEC2HEX([.K149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/>
          <table:table-cell table:style-name="ce6" table:formula="of:=HEX2DEC([.B150])+HEX2DEC([.C150])+HEX2DEC([.D150])+HEX2DEC([.E150])+HEX2DEC([.F150])+HEX2DEC([.G150])+HEX2DEC([.H150])+HEX2DEC([.I150])" office:value-type="float" office:value="504">
            <text:p>504</text:p>
          </table:table-cell>
          <table:table-cell table:style-name="ce6" table:formula="of:=DEC2HEX([.K150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51])+HEX2DEC([.C151])+HEX2DEC([.D151])+HEX2DEC([.E151])+HEX2DEC([.F151])+HEX2DEC([.G151])+HEX2DEC([.H151])+HEX2DEC([.I151])" office:value-type="float" office:value="281">
            <text:p>281</text:p>
          </table:table-cell>
          <table:table-cell table:style-name="ce6" table:formula="of:=DEC2HEX([.K151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6" table:formula="of:=HEX2DEC([.B152])+HEX2DEC([.C152])+HEX2DEC([.D152])+HEX2DEC([.E152])+HEX2DEC([.F152])+HEX2DEC([.G152])+HEX2DEC([.H152])+HEX2DEC([.I152])" office:value-type="float" office:value="272">
            <text:p>272</text:p>
          </table:table-cell>
          <table:table-cell table:style-name="ce6" table:formula="of:=DEC2HEX([.K152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153])+HEX2DEC([.C153])+HEX2DEC([.D153])+HEX2DEC([.E153])+HEX2DEC([.F153])+HEX2DEC([.G153])+HEX2DEC([.H153])+HEX2DEC([.I153])" office:value-type="float" office:value="371">
            <text:p>371</text:p>
          </table:table-cell>
          <table:table-cell table:style-name="ce6" table:formula="of:=DEC2HEX([.K153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6" table:formula="of:=HEX2DEC([.B154])+HEX2DEC([.C154])+HEX2DEC([.D154])+HEX2DEC([.E154])+HEX2DEC([.F154])+HEX2DEC([.G154])+HEX2DEC([.H154])+HEX2DEC([.I154])" office:value-type="float" office:value="989">
            <text:p>989</text:p>
          </table:table-cell>
          <table:table-cell table:style-name="ce6" table:formula="of:=DEC2HEX([.K154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55])+HEX2DEC([.C155])+HEX2DEC([.D155])+HEX2DEC([.E155])+HEX2DEC([.F155])+HEX2DEC([.G155])+HEX2DEC([.H155])+HEX2DEC([.I155])" office:value-type="float" office:value="210">
            <text:p>210</text:p>
          </table:table-cell>
          <table:table-cell table:style-name="ce6" table:formula="of:=DEC2HEX([.K155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6" table:formula="of:=HEX2DEC([.B156])+HEX2DEC([.C156])+HEX2DEC([.D156])+HEX2DEC([.E156])+HEX2DEC([.F156])+HEX2DEC([.G156])+HEX2DEC([.H156])+HEX2DEC([.I156])" office:value-type="float" office:value="483">
            <text:p>483</text:p>
          </table:table-cell>
          <table:table-cell table:style-name="ce6" table:formula="of:=DEC2HEX([.K156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6" table:formula="of:=HEX2DEC([.B157])+HEX2DEC([.C157])+HEX2DEC([.D157])+HEX2DEC([.E157])+HEX2DEC([.F157])+HEX2DEC([.G157])+HEX2DEC([.H157])+HEX2DEC([.I157])" office:value-type="float" office:value="419">
            <text:p>419</text:p>
          </table:table-cell>
          <table:table-cell table:style-name="ce6" table:formula="of:=DEC2HEX([.K157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6" table:formula="of:=HEX2DEC([.B158])+HEX2DEC([.C158])+HEX2DEC([.D158])+HEX2DEC([.E158])+HEX2DEC([.F158])+HEX2DEC([.G158])+HEX2DEC([.H158])+HEX2DEC([.I158])" office:value-type="float" office:value="494">
            <text:p>494</text:p>
          </table:table-cell>
          <table:table-cell table:style-name="ce6" table:formula="of:=DEC2HEX([.K158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6" table:formula="of:=HEX2DEC([.B159])+HEX2DEC([.C159])+HEX2DEC([.D159])+HEX2DEC([.E159])+HEX2DEC([.F159])+HEX2DEC([.G159])+HEX2DEC([.H159])+HEX2DEC([.I159])" office:value-type="float" office:value="316">
            <text:p>316</text:p>
          </table:table-cell>
          <table:table-cell table:style-name="ce6" table:formula="of:=DEC2HEX([.K159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0])+HEX2DEC([.C160])+HEX2DEC([.D160])+HEX2DEC([.E160])+HEX2DEC([.F160])+HEX2DEC([.G160])+HEX2DEC([.H160])+HEX2DEC([.I160])" office:value-type="float" office:value="215">
            <text:p>215</text:p>
          </table:table-cell>
          <table:table-cell table:style-name="ce6" table:formula="of:=DEC2HEX([.K160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1])+HEX2DEC([.C161])+HEX2DEC([.D161])+HEX2DEC([.E161])+HEX2DEC([.F161])+HEX2DEC([.G161])+HEX2DEC([.H161])+HEX2DEC([.I161])" office:value-type="float" office:value="216">
            <text:p>216</text:p>
          </table:table-cell>
          <table:table-cell table:style-name="ce6" table:formula="of:=DEC2HEX([.K161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2])+HEX2DEC([.C162])+HEX2DEC([.D162])+HEX2DEC([.E162])+HEX2DEC([.F162])+HEX2DEC([.G162])+HEX2DEC([.H162])+HEX2DEC([.I162])" office:value-type="float" office:value="217">
            <text:p>217</text:p>
          </table:table-cell>
          <table:table-cell table:style-name="ce6" table:formula="of:=DEC2HEX([.K162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3])+HEX2DEC([.C163])+HEX2DEC([.D163])+HEX2DEC([.E163])+HEX2DEC([.F163])+HEX2DEC([.G163])+HEX2DEC([.H163])+HEX2DEC([.I163])" office:value-type="float" office:value="218">
            <text:p>218</text:p>
          </table:table-cell>
          <table:table-cell table:style-name="ce6" table:formula="of:=DEC2HEX([.K163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4])+HEX2DEC([.C164])+HEX2DEC([.D164])+HEX2DEC([.E164])+HEX2DEC([.F164])+HEX2DEC([.G164])+HEX2DEC([.H164])+HEX2DEC([.I164])" office:value-type="float" office:value="219">
            <text:p>219</text:p>
          </table:table-cell>
          <table:table-cell table:style-name="ce6" table:formula="of:=DEC2HEX([.K164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5])+HEX2DEC([.C165])+HEX2DEC([.D165])+HEX2DEC([.E165])+HEX2DEC([.F165])+HEX2DEC([.G165])+HEX2DEC([.H165])+HEX2DEC([.I165])" office:value-type="float" office:value="220">
            <text:p>220</text:p>
          </table:table-cell>
          <table:table-cell table:style-name="ce6" table:formula="of:=DEC2HEX([.K165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6])+HEX2DEC([.C166])+HEX2DEC([.D166])+HEX2DEC([.E166])+HEX2DEC([.F166])+HEX2DEC([.G166])+HEX2DEC([.H166])+HEX2DEC([.I166])" office:value-type="float" office:value="221">
            <text:p>221</text:p>
          </table:table-cell>
          <table:table-cell table:style-name="ce6" table:formula="of:=DEC2HEX([.K166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7])+HEX2DEC([.C167])+HEX2DEC([.D167])+HEX2DEC([.E167])+HEX2DEC([.F167])+HEX2DEC([.G167])+HEX2DEC([.H167])+HEX2DEC([.I167])" office:value-type="float" office:value="222">
            <text:p>222</text:p>
          </table:table-cell>
          <table:table-cell table:style-name="ce6" table:formula="of:=DEC2HEX([.K167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8])+HEX2DEC([.C168])+HEX2DEC([.D168])+HEX2DEC([.E168])+HEX2DEC([.F168])+HEX2DEC([.G168])+HEX2DEC([.H168])+HEX2DEC([.I168])" office:value-type="float" office:value="223">
            <text:p>223</text:p>
          </table:table-cell>
          <table:table-cell table:style-name="ce6" table:formula="of:=DEC2HEX([.K168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6" table:formula="of:=HEX2DEC([.B169])+HEX2DEC([.C169])+HEX2DEC([.D169])+HEX2DEC([.E169])+HEX2DEC([.F169])+HEX2DEC([.G169])+HEX2DEC([.H169])+HEX2DEC([.I169])" office:value-type="float" office:value="224">
            <text:p>224</text:p>
          </table:table-cell>
          <table:table-cell table:style-name="ce6" table:formula="of:=DEC2HEX([.K169])" office:value-type="string" office:string-value="E0">
            <text:p>E0</text:p>
          </table:table-cell>
          <table:table-cell table:style-name="Default" table:formula="of:=DEC2HEX(SUM([.K137:.K169]))" office:value-type="string" office:string-value="2C89">
            <text:p>2C89</text:p>
          </table:table-cell>
          <table:table-cell table:number-columns-repeated="9"/>
        </table:table-row>
        <table:table-row table:style-name="ro1" table:number-rows-repeated="1048406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2021/03/09</text:date>, <text:time>16:06:3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9:52.65</meta:creation-date>
    <dc:date>2021-03-09T16:06:35.85</dc:date>
    <meta:editing-duration>P1DT4H4M53S</meta:editing-duration>
    <meta:editing-cycles>6</meta:editing-cycles>
    <meta:generator>OpenOffice/4.1.7$Win32 OpenOffice.org_project/417m1$Build-9800</meta:generator>
    <meta:document-statistic meta:table-count="2" meta:cell-count="4368" meta:object-count="0"/>
  </office:meta>
</office:document-meta>
</file>